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8.525cm" table:align="left"/>
    </style:style>
    <style:style style:name="Tabelle1.A" style:family="table-column">
      <style:table-column-properties style:column-width="1.647cm"/>
    </style:style>
    <style:style style:name="Tabelle1.B" style:family="table-column">
      <style:table-column-properties style:column-width="2.743cm"/>
    </style:style>
    <style:style style:name="Tabelle1.C" style:family="table-column">
      <style:table-column-properties style:column-width="4.135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0.275cm" table:align="left"/>
    </style:style>
    <style:style style:name="Tabelle2.A" style:family="table-column">
      <style:table-column-properties style:column-width="3.556cm"/>
    </style:style>
    <style:style style:name="Tabelle2.B" style:family="table-column">
      <style:table-column-properties style:column-width="6.719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49cf8"/>
    </style:style>
    <style:style style:name="P2" style:family="paragraph" style:parent-style-name="Heading_20_2">
      <style:paragraph-properties fo:margin-top="0cm" fo:margin-bottom="0.499cm" style:contextual-spacing="false"/>
      <style:text-properties officeooo:paragraph-rsid="001df4c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text-properties officeooo:rsid="0015459e" officeooo:paragraph-rsid="0015459e"/>
    </style:style>
    <style:style style:name="P6" style:family="paragraph" style:parent-style-name="Preformatted_20_Text">
      <style:paragraph-properties style:writing-mode="lr-tb"/>
      <style:text-properties officeooo:paragraph-rsid="001bd91a"/>
    </style:style>
    <style:style style:name="P7" style:family="paragraph" style:parent-style-name="Preformatted_20_Text">
      <style:paragraph-properties style:writing-mode="lr-tb"/>
      <style:text-properties officeooo:rsid="002732a1" officeooo:paragraph-rsid="002732a1"/>
    </style:style>
    <style:style style:name="P8" style:family="paragraph" style:parent-style-name="Preformatted_20_Text">
      <style:paragraph-properties style:writing-mode="lr-tb"/>
      <style:text-properties officeooo:paragraph-rsid="002732a1"/>
    </style:style>
    <style:style style:name="P9" style:family="paragraph" style:parent-style-name="Standard">
      <style:paragraph-properties fo:margin-top="0cm" fo:margin-bottom="0.499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3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4">
      <style:paragraph-properties fo:margin-top="0cm" fo:margin-bottom="0cm" style:contextual-spacing="false"/>
    </style:style>
    <style:style style:name="P68" style:family="paragraph" style:parent-style-name="Text_20_body" style:list-style-name="L35"/>
    <style:style style:name="P69" style:family="paragraph" style:parent-style-name="Text_20_body" style:list-style-name="L35">
      <style:paragraph-properties fo:margin-top="0cm" fo:margin-bottom="0cm" style:contextual-spacing="false"/>
    </style:style>
    <style:style style:name="P70" style:family="paragraph" style:parent-style-name="Text_20_body" style:list-style-name="L36"/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cm" fo:margin-bottom="0cm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cm" fo:margin-bottom="0cm" style:contextual-spacing="false"/>
    </style:style>
    <style:style style:name="P76" style:family="paragraph" style:parent-style-name="Text_20_body" style:list-style-name="L42">
      <style:paragraph-properties fo:margin-top="0cm" fo:margin-bottom="0cm" style:contextual-spacing="false"/>
    </style:style>
    <style:style style:name="P77" style:family="paragraph" style:parent-style-name="Text_20_body">
      <style:paragraph-properties fo:break-before="page"/>
    </style:style>
    <style:style style:name="P78" style:family="paragraph" style:parent-style-name="Text_20_body">
      <style:text-properties officeooo:paragraph-rsid="0015459e"/>
    </style:style>
    <style:style style:name="P79" style:family="paragraph" style:parent-style-name="Text_20_body">
      <style:text-properties officeooo:paragraph-rsid="0015b012"/>
    </style:style>
    <style:style style:name="P80" style:family="paragraph" style:parent-style-name="Text_20_body">
      <style:paragraph-properties fo:margin-top="0cm" fo:margin-bottom="0.499cm" style:contextual-spacing="false" style:writing-mode="lr-tb"/>
      <style:text-properties officeooo:paragraph-rsid="00176e26"/>
    </style:style>
    <style:style style:name="P81" style:family="paragraph" style:parent-style-name="Text_20_body">
      <style:text-properties officeooo:paragraph-rsid="00176e26"/>
    </style:style>
    <style:style style:name="P82" style:family="paragraph" style:parent-style-name="Text_20_body">
      <style:text-properties officeooo:paragraph-rsid="0018d4f2"/>
    </style:style>
    <style:style style:name="P83" style:family="paragraph" style:parent-style-name="Text_20_body" style:list-style-name="L7">
      <style:text-properties officeooo:rsid="001fb904" officeooo:paragraph-rsid="001fb904"/>
    </style:style>
    <style:style style:name="P84" style:family="paragraph" style:parent-style-name="Text_20_body">
      <style:paragraph-properties fo:margin-top="0cm" fo:margin-bottom="0.499cm" style:contextual-spacing="false" style:writing-mode="lr-tb"/>
      <style:text-properties officeooo:paragraph-rsid="001fb904"/>
    </style:style>
    <style:style style:name="T1" style:family="text">
      <style:text-properties officeooo:rsid="00149cf8"/>
    </style:style>
    <style:style style:name="T2" style:family="text">
      <style:text-properties officeooo:rsid="0015459e"/>
    </style:style>
    <style:style style:name="T3" style:family="text">
      <style:text-properties officeooo:rsid="0015b012"/>
    </style:style>
    <style:style style:name="T4" style:family="text">
      <style:text-properties officeooo:rsid="00176e26"/>
    </style:style>
    <style:style style:name="T5" style:family="text">
      <style:text-properties officeooo:rsid="0018d4f2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732a1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1c3e4d"/>
    </style:style>
    <style:style style:name="T11" style:family="text">
      <style:text-properties officeooo:rsid="001df4cb"/>
    </style:style>
    <style:style style:name="T12" style:family="text">
      <style:text-properties officeooo:rsid="001faa41"/>
    </style:style>
    <style:style style:name="T13" style:family="text">
      <style:text-properties officeooo:rsid="001fb904"/>
    </style:style>
    <style:style style:name="T14" style:family="text">
      <style:text-properties officeooo:rsid="0021f9e3"/>
    </style:style>
    <style:style style:name="T15" style:family="text">
      <style:text-properties officeooo:rsid="00236d10"/>
    </style:style>
    <style:style style:name="T16" style:family="text">
      <style:text-properties officeooo:rsid="002563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1">Motivation</text:span></text:h>
      <text:p text:style-name="P9"><text:span text:style-name="T1">I</text:span>ch will ein kleines <text:span text:style-name="T11">E</text:span>mbedding-<text:span text:style-name="T11">M</text:span>odel selbst erstellen <text:span text:style-name="T11">und </text:span>darauf ein kleines <text:span text:style-name="T11">T</text:span>ransformer-<text:span text:style-name="T11">M</text:span>odel entwerfen. </text:p>
      <text:p text:style-name="Text_20_body"><text:span text:style-name="T1">I</text:span>ch möchte das <text:span text:style-name="T11">S</text:span>ystem ganzheitlich verstehen. <text:span text:style-name="T1">T</text:span>hema ist egal. <text:span text:style-name="T1">O</text:span>b es <text:span text:style-name="T1">O</text:span>bjekte in <text:span text:style-name="T1">B</text:span>ildern benennen kann, oder sagen kann ob <text:span text:style-name="T1">E</text:span>lefanten <text:span text:style-name="T1">S</text:span>chnitzel essen.</text:p>
      <text:h text:style-name="Heading_20_6" text:outline-level="6"/>
      <text:h text:style-name="Heading_20_2" text:outline-level="2">Projekt: <text:span text:style-name="T1">transformer-core</text:span></text:h>
      <text:p text:style-name="Text_20_body"><text:span text:style-name="T11">E</text:span>infaches, aber vollständiges Transformer-basiertes Modell, das entscheiden kann, ob ein gegebener Satz logisch Sinn ergibt oder nicht.</text:p>
      <text:p text:style-name="Text_20_body">Beispielhafte Eingabe:</text:p>
      <text:list xml:id="list826565602" text:style-name="L2">
        <text:list-item>
          <text:p text:style-name="P11">„Elefanten essen gerne Äpfel“ → Sinnvoll </text:p>
        </text:list-item>
        <text:list-item>
          <text:p text:style-name="P10">„Elefanten essen Schnitzel“ → Weniger sinnvoll </text:p>
        </text:list-item>
      </text:list>
      <text:p text:style-name="Text_20_body">Damit <text:span text:style-name="T12">hätten </text:span>wir ein kleines, selbst erstelltes Embedding-Modell (für Wörter/Sätze) und ein einfaches Transformer-Modell, das die Bedeutung eines Satzes lernt. <text:span text:style-name="T12">Dockerisierung und Optimierung währen dann nächste Schritte.</text:span></text:p>
      <text:p text:style-name="Horizontal_20_Line"/>
      <text:h text:style-name="Heading_20_2" text:outline-level="2">Warum dieses Projekt?</text:h>
      <text:list xml:id="list1719929006" text:style-name="L3">
        <text:list-item>
          <text:p text:style-name="P13">Es demonstriert die vollständige Pipeline (Embedding → Transformer → Klassifikation). </text:p>
        </text:list-item>
        <text:list-item>
          <text:p text:style-name="P13"><text:span text:style-name="T1">Man </text:span>kann nachvollziehen, wie Embeddings erstellt werden. </text:p>
        </text:list-item>
        <text:list-item>
          <text:p text:style-name="P12"><text:span text:style-name="T1">L</text:span>ern<text:span text:style-name="T1">en</text:span>, wie ein Transformer-Modell aufgebaut ist und wie Attention funktioniert. </text:p>
        </text:list-item>
      </text:list>
      <text:p text:style-name="Horizontal_20_Line"/>
      <text:h text:style-name="Heading_20_2" text:outline-level="2">Vorgehensweise in Schritten:</text:h>
      <text:list xml:id="list1308635591" text:style-name="L4">
        <text:list-item>
          <text:p text:style-name="P14"><text:span text:style-name="Strong_20_Emphasis">Erstellung eines Datensatzes</text:span><text:line-break/>Eine kleine Menge an Trainingsdaten (Sätze mit Labels sinnvoll/nicht sinnvoll).</text:p>
        </text:list-item>
        <text:list-item>
          <text:p text:style-name="P14"><text:span text:style-name="Strong_20_Emphasis">Eigenes Embedding erstellen</text:span><text:line-break/>Aufbau eines simplen Wort-Embeddings (z.B. auf Basis eines kleinen, zufällig initialisierten Lookup-Tables).</text:p>
        </text:list-item>
        <text:list-item>
          <text:p text:style-name="P14"><text:span text:style-name="Strong_20_Emphasis">Aufbau eines einfachen Transformer-Encoders</text:span><text:line-break/>Ein kleiner Transformer (Self-Attention + Feed-Forward Layers), um die Satzlogik zu lernen.</text:p>
        </text:list-item>
        <text:list-item>
          <text:p text:style-name="P14"><text:span text:style-name="Strong_20_Emphasis">Training und Inferenz</text:span><text:line-break/>Trainieren und evaluieren auf Beispiel-Daten.</text:p>
        </text:list-item>
      </text:list>
      <text:p text:style-name="Text_20_body"/>
      <text:p text:style-name="P77"/>
      <text:p text:style-name="Horizontal_20_Line"/>
      <text:h text:style-name="P1" text:outline-level="2">Technologien &amp; Frameworks:</text:h>
      <text:list xml:id="list2803035846" text:style-name="L5">
        <text:list-item>
          <text:p text:style-name="P16">Python mit PyTorch</text:p>
        </text:list-item>
        <text:list-item>
          <text:p text:style-name="P15">Keine externen Embeddings wie GloVe oder FastText (<text:span text:style-name="T13">nur selbsterstelltes, </text:span>eigenes kleines Embedding). </text:p>
        </text:list-item>
      </text:list>
      <text:p text:style-name="Horizontal_20_Line"/>
      <text:p text:style-name="Text_20_body"/>
      <text:p text:style-name="Horizontal_20_Line"/>
      <text:h text:style-name="Heading_20_1" text:outline-level="1">🚩 <text:span text:style-name="Strong_20_Emphasis">Projektplan: Embedding + Transformer-Modell </text:span><text:span text:style-name="Strong_20_Emphasis"><text:span text:style-name="T13">(</text:span></text:span><text:span text:style-name="Strong_20_Emphasis">logische Satzerkennung)</text:span></text:h>
      <text:p text:style-name="Text_20_body"><text:span text:style-name="Strong_20_Emphasis">Projektziel:</text:span></text:p>
      <text:p text:style-name="Quotations">Implementiere von Grund auf ein kleines Embedding- und Transformer-Modell in PyTorch, das einfache Sätze danach bewertet, ob sie logisch sinnvoll sind oder nicht.</text:p>
      <text:p text:style-name="Text_20_body"><text:span text:style-name="Strong_20_Emphasis">Technologien:</text:span></text:p>
      <text:list xml:id="list2064847270" text:style-name="L6">
        <text:list-item>
          <text:p text:style-name="P18">Python (3.10+) </text:p>
        </text:list-item>
        <text:list-item>
          <text:p text:style-name="P18">PyTorch </text:p>
        </text:list-item>
        <text:list-item>
          <text:p text:style-name="P18">NumPy </text:p>
        </text:list-item>
        <text:list-item>
          <text:p text:style-name="P17">Optional: Docker (Containerisierung, reproduzierbare Umgebung) </text:p>
        </text:list-item>
      </text:list>
      <text:p text:style-name="Horizontal_20_Line"/>
      <text:h text:style-name="Heading_20_2" text:outline-level="2">📌 <text:span text:style-name="Strong_20_Emphasis">Roadmap</text:span></text:h>
      <text:h text:style-name="Heading_20_3" text:outline-level="3">✅ <text:span text:style-name="Strong_20_Emphasis">Schritt 1: Projektvorbereitung &amp; Setup</text:span></text:h>
      <text:list xml:id="list907172611" text:style-name="L7">
        <text:list-item>
          <text:p text:style-name="P20">[1.1] Anlegen einer sauberen Python-Umgebung (<text:span text:style-name="Source_20_Text">venv </text:span>oder Docker-Container) </text:p>
        </text:list-item>
        <text:list-item>
          <text:p text:style-name="P20">[1.2] Installation von benötigten Paketen: </text:p>
          <text:list>
            <text:list-item>
              <text:p text:style-name="P20"><text:span text:style-name="Source_20_Text">torch</text:span>, <text:span text:style-name="Source_20_Text">torchvision</text:span> </text:p>
            </text:list-item>
            <text:list-item>
              <text:p text:style-name="P20"><text:span text:style-name="Source_20_Text">numpy</text:span> </text:p>
            </text:list-item>
            <text:list-item>
              <text:p text:style-name="P19"><text:span text:style-name="Source_20_Text">pandas</text:span> (optional, für komfortables Datenhandling) </text:p>
            </text:list-item>
            <text:list-item>
              <text:p text:style-name="P83">u.s.w.</text:p>
            </text:list-item>
          </text:list>
        </text:list-item>
      </text:list>
      <text:p text:style-name="Horizontal_20_Line"/>
      <text:h text:style-name="Heading_20_3" text:outline-level="3"><text:soft-page-break/>✅ <text:span text:style-name="Strong_20_Emphasis">Schritt 2: Datensatz erstellen und vorbereiten</text:span></text:h>
      <text:list xml:id="list3927799748" text:style-name="L8">
        <text:list-item>
          <text:p text:style-name="P21">[2.1] Erstellung eines kleinen Beispiel-Datensatzes:</text:p>
          <text:list>
            <text:list-item>
              <text:p text:style-name="P22">Etwa 50-100 kurze Sätze (z.B. 50 sinnvoll, 50 unsinnig) </text:p>
            </text:list-item>
            <text:list-item>
              <text:p text:style-name="P22">Klar definiertes Format (z.B. CSV mit Spalten: Satz, Label) </text:p>
            </text:list-item>
          </text:list>
        </text:list-item>
        <text:list-item>
          <text:p text:style-name="P21">[2.2] Tokenisierung der Sätze:</text:p>
          <text:list>
            <text:list-item>
              <text:p text:style-name="P22">Erstellen eines einfachen Tokenizers (Whitespace-Tokenizer oder simpelste Tokenisierung) </text:p>
            </text:list-item>
          </text:list>
        </text:list-item>
        <text:list-item>
          <text:p text:style-name="P21">[2.3] Wortschatz-Generierung (Vocabulary):</text:p>
          <text:list>
            <text:list-item>
              <text:p text:style-name="P22">Erstellung eines kleinen Wörterbuches (Index ↔ Wort Mapping) </text:p>
            </text:list-item>
          </text:list>
        </text:list-item>
        <text:list-item>
          <text:p text:style-name="P21">[2.4] Datensatz-Split:</text:p>
          <text:list>
            <text:list-item>
              <text:p text:style-name="P21">Training-Set (~80%), Test-Set (~20%)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Schritt 3: Eigenes Embedding-Modell erstellen</text:span></text:h>
      <text:list xml:id="list1716621019" text:style-name="L9">
        <text:list-item>
          <text:p text:style-name="P24">[3.1] Erstellen einer Embedding-Schicht (PyTorch Embedding Layer) </text:p>
          <text:list>
            <text:list-item>
              <text:p text:style-name="P24">Parameter festlegen (z.B. <text:span text:style-name="Source_20_Text">Embedding-Dimension = 32</text:span>) </text:p>
            </text:list-item>
          </text:list>
        </text:list-item>
        <text:list-item>
          <text:p text:style-name="P24">[3.2] Validierung der Embedding-Ausgabe: </text:p>
          <text:list>
            <text:list-item>
              <text:p text:style-name="P23">Testen, ob Wörter korrekt in Embeddings umgewandelt werden (Shape: <text:span text:style-name="Source_20_Text">[batch_size, seq_len, embedding_dim]</text:span>)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Schritt 4: Transformer-Modell implementieren</text:span></text:h>
      <text:list xml:id="list3810610318" text:style-name="L10">
        <text:list-item>
          <text:p text:style-name="P25">[4.1] Implementierung eines Transformer-Encoder-Layers (Self-Attention):</text:p>
          <text:list>
            <text:list-item>
              <text:p text:style-name="P26">Multi-Head-Attention-Schicht </text:p>
            </text:list-item>
            <text:list-item>
              <text:p text:style-name="P26">Feedforward-Netzwerk (Position-wise Feedforward) </text:p>
            </text:list-item>
            <text:list-item>
              <text:p text:style-name="P26">Layer Normalization und Residual Connections </text:p>
            </text:list-item>
          </text:list>
        </text:list-item>
        <text:list-item>
          <text:p text:style-name="P25">[4.2] Kombination der Schichten zum Transformer-Encoder:</text:p>
          <text:list>
            <text:list-item>
              <text:p text:style-name="P26">Erstellen einer Transformer-Klasse (<text:span text:style-name="Source_20_Text">nn.Module</text:span>) mit mehreren Encoder-Schichten </text:p>
            </text:list-item>
          </text:list>
        </text:list-item>
        <text:list-item>
          <text:p text:style-name="P25">[4.3] Ausgabeschicht für Klassifikation:</text:p>
          <text:list>
            <text:list-item>
              <text:p text:style-name="P26">Pooling (z.B. Mittelwertbildung oder [CLS]-Token) </text:p>
            </text:list-item>
            <text:list-item>
              <text:p text:style-name="P26">Fully-Connected-Schicht (<text:span text:style-name="Source_20_Text">Linear</text:span>) für binäre Klassifikation (logisch/unlogisch) </text:p>
            </text:list-item>
          </text:list>
        </text:list-item>
        <text:list-item>
          <text:p text:style-name="P25">[4.4] Validierung der Modell-Ausgabe:</text:p>
          <text:list>
            <text:list-item>
              <text:p text:style-name="P25">Sicherstellen, dass der Output die korrekte Dimension hat und Werte ausgibt (<text:span text:style-name="Source_20_Text">[batch_size, num_classes]</text:span>) </text:p>
            </text:list-item>
          </text:list>
        </text:list-item>
      </text:list>
      <text:p text:style-name="Horizontal_20_Line"/>
      <text:h text:style-name="Heading_20_3" text:outline-level="3"><text:soft-page-break/>✅ <text:span text:style-name="Strong_20_Emphasis">Schritt 5: Modelltraining durchführen</text:span></text:h>
      <text:list xml:id="list333404132" text:style-name="L11">
        <text:list-item>
          <text:p text:style-name="P27">[5.1] Definition von Loss-Funktion &amp; Optimierer:</text:p>
          <text:list>
            <text:list-item>
              <text:p text:style-name="P28"><text:span text:style-name="Source_20_Text">CrossEntropyLoss</text:span> </text:p>
            </text:list-item>
            <text:list-item>
              <text:p text:style-name="P28"><text:span text:style-name="Source_20_Text">Adam</text:span>-Optimierer </text:p>
            </text:list-item>
          </text:list>
        </text:list-item>
        <text:list-item>
          <text:p text:style-name="P27">[5.2] Training-Loop implementieren:</text:p>
          <text:list>
            <text:list-item>
              <text:p text:style-name="P28">Vorwärtsdurchlauf </text:p>
            </text:list-item>
            <text:list-item>
              <text:p text:style-name="P28">Backpropagation </text:p>
            </text:list-item>
            <text:list-item>
              <text:p text:style-name="P28">Logging von Trainingsverlust und Genauigkeit </text:p>
            </text:list-item>
          </text:list>
        </text:list-item>
        <text:list-item>
          <text:p text:style-name="P27">[5.3] Evaluation auf Testdaten:</text:p>
          <text:list>
            <text:list-item>
              <text:p text:style-name="P27">Berechnung von Genauigkeit und Verlust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Schritt 6: Ergebnisse auswerten &amp; interpretieren</text:span></text:h>
      <text:list xml:id="list4033405377" text:style-name="L12">
        <text:list-item>
          <text:p text:style-name="P30">[6.1] Untersuchung der Ergebnisse: </text:p>
          <text:list>
            <text:list-item>
              <text:p text:style-name="P30">Analyse der Fehler und korrekten Klassifikationen </text:p>
            </text:list-item>
          </text:list>
        </text:list-item>
        <text:list-item>
          <text:p text:style-name="P30">[6.2] Visualisierung der Ergebnisse: </text:p>
          <text:list>
            <text:list-item>
              <text:p text:style-name="P30">Confusion Matrix </text:p>
            </text:list-item>
            <text:list-item>
              <text:p text:style-name="P29">Entwicklung von Verlust &amp; Genauigkeit über die Epochen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Schritt 7: Optional - Deployment &amp; Erweiterungen</text:span></text:h>
      <text:list xml:id="list3911754361" text:style-name="L13">
        <text:list-item>
          <text:p text:style-name="P31">[7.1] Containerisierung mit Docker (Dockerfile erstellen)</text:p>
        </text:list-item>
        <text:list-item>
          <text:p text:style-name="P31">[7.2] Erstellen eines einfachen REST-Endpoints mit FastAPI zur Nutzung des Modells</text:p>
        </text:list-item>
        <text:list-item>
          <text:p text:style-name="P31">[7.3] Erweiterungsmöglichkeiten dokumentieren:</text:p>
          <text:list>
            <text:list-item>
              <text:p text:style-name="P32">Erweiterung des Datensatzes </text:p>
            </text:list-item>
            <text:list-item>
              <text:p text:style-name="P32">Tuning der Transformer-Architektur </text:p>
            </text:list-item>
            <text:list-item>
              <text:p text:style-name="P31">Einbau von Positionsencodings, weiteren Regularisierungstechniken, etc. </text:p>
            </text:list-item>
          </text:list>
        </text:list-item>
      </text:list>
      <text:p text:style-name="Horizontal_20_Line"/>
      <text:h text:style-name="Heading_20_1" text:outline-level="1">🗓 <text:span text:style-name="Strong_20_Emphasis">Zeitliche Empfehlung zur Umsetzung: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Schritt</text:p>
            </table:table-cell>
            <table:table-cell table:style-name="Tabelle1.A1" office:value-type="string">
              <text:p text:style-name="Table_20_Heading">Aufwand (ca.)</text:p>
            </table:table-cell>
            <table:table-cell table:style-name="Tabelle1.A1" office:value-type="string">
              <text:p text:style-name="Table_20_Heading">Empfehlung Zeitplan</text:p>
            </table:table-cell>
          </table:table-row>
        </table:table-header-rows>
        <table:table-row>
          <table:table-cell table:style-name="Tabelle1.A1" office:value-type="string">
            <text:p text:style-name="Table_20_Contents">Schritt 1</text:p>
          </table:table-cell>
          <table:table-cell table:style-name="Tabelle1.A1" office:value-type="string">
            <text:p text:style-name="Table_20_Contents">~30 Min.</text:p>
          </table:table-cell>
          <table:table-cell table:style-name="Tabelle1.A1" office:value-type="string">
            <text:p text:style-name="Table_20_Contents">Tag 1</text:p>
          </table:table-cell>
        </table:table-row>
        <table:table-row>
          <table:table-cell table:style-name="Tabelle1.A1" office:value-type="string">
            <text:p text:style-name="Table_20_Contents">Schritt 2</text:p>
          </table:table-cell>
          <table:table-cell table:style-name="Tabelle1.A1" office:value-type="string">
            <text:p text:style-name="Table_20_Contents">~2 Std.</text:p>
          </table:table-cell>
          <table:table-cell table:style-name="Tabelle1.A1" office:value-type="string">
            <text:p text:style-name="Table_20_Contents">Tag 1</text:p>
          </table:table-cell>
        </table:table-row>
        <table:table-row>
          <table:table-cell table:style-name="Tabelle1.A1" office:value-type="string">
            <text:p text:style-name="Table_20_Contents">Schritt 3</text:p>
          </table:table-cell>
          <table:table-cell table:style-name="Tabelle1.A1" office:value-type="string">
            <text:p text:style-name="Table_20_Contents">~1 Std.</text:p>
          </table:table-cell>
          <table:table-cell table:style-name="Tabelle1.A1" office:value-type="string">
            <text:p text:style-name="Table_20_Contents">Tag 2</text:p>
          </table:table-cell>
        </table:table-row>
        <table:table-row>
          <table:table-cell table:style-name="Tabelle1.A1" office:value-type="string">
            <text:p text:style-name="Table_20_Contents">Schritt 4</text:p>
          </table:table-cell>
          <table:table-cell table:style-name="Tabelle1.A1" office:value-type="string">
            <text:p text:style-name="Table_20_Contents">~3 Std.</text:p>
          </table:table-cell>
          <table:table-cell table:style-name="Tabelle1.A1" office:value-type="string">
            <text:p text:style-name="Table_20_Contents">Tag 2-3</text:p>
          </table:table-cell>
        </table:table-row>
        <table:table-row>
          <table:table-cell table:style-name="Tabelle1.A1" office:value-type="string">
            <text:p text:style-name="Table_20_Contents">Schritt 5</text:p>
          </table:table-cell>
          <table:table-cell table:style-name="Tabelle1.A1" office:value-type="string">
            <text:p text:style-name="Table_20_Contents">~2 Std.</text:p>
          </table:table-cell>
          <table:table-cell table:style-name="Tabelle1.A1" office:value-type="string">
            <text:p text:style-name="Table_20_Contents">Tag 3</text:p>
          </table:table-cell>
        </table:table-row>
        <text:soft-page-break/>
        <table:table-row>
          <table:table-cell table:style-name="Tabelle1.A1" office:value-type="string">
            <text:p text:style-name="Table_20_Contents">Schritt 6</text:p>
          </table:table-cell>
          <table:table-cell table:style-name="Tabelle1.A1" office:value-type="string">
            <text:p text:style-name="Table_20_Contents">~1 Std.</text:p>
          </table:table-cell>
          <table:table-cell table:style-name="Tabelle1.A1" office:value-type="string">
            <text:p text:style-name="Table_20_Contents">Tag 4</text:p>
          </table:table-cell>
        </table:table-row>
        <table:table-row>
          <table:table-cell table:style-name="Tabelle1.A1" office:value-type="string">
            <text:p text:style-name="Table_20_Contents">Schritt 7</text:p>
          </table:table-cell>
          <table:table-cell table:style-name="Tabelle1.A1" office:value-type="string">
            <text:p text:style-name="Table_20_Contents">Optional</text:p>
          </table:table-cell>
          <table:table-cell table:style-name="Tabelle1.A1" office:value-type="string">
            <text:p text:style-name="Table_20_Contents">Tag 5</text:p>
          </table:table-cell>
        </table:table-row>
      </table:table>
      <text:p text:style-name="Text_20_body"/>
      <text:h text:style-name="Heading_20_2" text:outline-level="2">🧩 <text:span text:style-name="Strong_20_Emphasis">Genauere Definition des Zielmodells:</text:span></text:h>
      <text:p text:style-name="Text_20_body">Wir erstellen ein kleines Modell, das anhand einfacher Sätze erkennt, ob sie logisch korrekt oder inkorrekt sind.</text:p>
      <text:p text:style-name="Text_20_body"><text:span text:style-name="Strong_20_Emphasis">Beispiel:</text:span></text:p>
      <text:list xml:id="list3960265966" text:style-name="L15">
        <text:list-item>
          <text:p text:style-name="P34">✅ <text:span text:style-name="Strong_20_Emphasis">logisch korrekt:</text:span> </text:p>
          <text:list>
            <text:list-item>
              <text:p text:style-name="P34"><text:span text:style-name="Emphasis">„Vögel fliegen“</text:span> </text:p>
            </text:list-item>
            <text:list-item>
              <text:p text:style-name="P34"><text:span text:style-name="Emphasis">„Fische schwimmen“</text:span> </text:p>
            </text:list-item>
          </text:list>
        </text:list-item>
        <text:list-item>
          <text:p text:style-name="P34">❌ <text:span text:style-name="Strong_20_Emphasis">logisch inkorrekt:</text:span> </text:p>
          <text:list>
            <text:list-item>
              <text:p text:style-name="P33"><text:span text:style-name="Emphasis">„Alle Tiere fliegen“</text:span> (nicht korrekt) </text:p>
            </text:list-item>
          </text:list>
        </text:list-item>
      </text:list>
      <text:p text:style-name="Horizontal_20_Line"/>
      <text:h text:style-name="Heading_20_2" text:outline-level="2">📚 <text:span text:style-name="Strong_20_Emphasis">Konkrete Datensatzbeispiele:</text:span>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Satz</text:p>
            </table:table-cell>
            <table:table-cell table:style-name="Tabelle2.A1" office:value-type="string">
              <text:p text:style-name="Table_20_Heading">Label (1 = logisch, 0 = nicht logisch)</text:p>
            </table:table-cell>
          </table:table-row>
        </table:table-header-rows>
        <table:table-row>
          <table:table-cell table:style-name="Tabelle2.A1" office:value-type="string">
            <text:p text:style-name="Table_20_Contents">Vögel fliegen</text:p>
          </table:table-cell>
          <table:table-cell table:style-name="Tabelle2.A1" office:value-type="string">
            <text:p text:style-name="Table_20_Contents">1</text:p>
          </table:table-cell>
        </table:table-row>
        <table:table-row>
          <table:table-cell table:style-name="Tabelle2.A1" office:value-type="string">
            <text:p text:style-name="Table_20_Contents">Fische schwimmen</text:p>
          </table:table-cell>
          <table:table-cell table:style-name="Tabelle2.A1" office:value-type="string">
            <text:p text:style-name="Table_20_Contents">1</text:p>
          </table:table-cell>
        </table:table-row>
        <table:table-row>
          <table:table-cell table:style-name="Tabelle2.A1" office:value-type="string">
            <text:p text:style-name="Table_20_Contents">Elefanten laufen</text:p>
          </table:table-cell>
          <table:table-cell table:style-name="Tabelle2.A1" office:value-type="string">
            <text:p text:style-name="Table_20_Contents">1</text:p>
          </table:table-cell>
        </table:table-row>
        <table:table-row>
          <table:table-cell table:style-name="Tabelle2.A1" office:value-type="string">
            <text:p text:style-name="Table_20_Contents">Steine schlafen</text:p>
          </table:table-cell>
          <table:table-cell table:style-name="Tabelle2.A1" office:value-type="string">
            <text:p text:style-name="Table_20_Contents">0</text:p>
          </table:table-cell>
        </table:table-row>
        <table:table-row>
          <table:table-cell table:style-name="Tabelle2.A1" office:value-type="string">
            <text:p text:style-name="Table_20_Contents">Bäume schwimmen</text:p>
          </table:table-cell>
          <table:table-cell table:style-name="Tabelle2.A1" office:value-type="string">
            <text:p text:style-name="Table_20_Contents">0</text:p>
          </table:table-cell>
        </table:table-row>
        <table:table-row>
          <table:table-cell table:style-name="Tabelle2.A1" office:value-type="string">
            <text:p text:style-name="Table_20_Contents">Alle Tiere fliegen</text:p>
          </table:table-cell>
          <table:table-cell table:style-name="Tabelle2.A1" office:value-type="string">
            <text:p text:style-name="Table_20_Contents">0</text:p>
          </table:table-cell>
        </table:table-row>
      </table:table>
      <text:p text:style-name="Text_20_body"/>
      <text:h text:style-name="Heading_20_2" text:outline-level="2">🚩 <text:span text:style-name="Strong_20_Emphasis">Die Modell-Architektur (Übersicht):</text:span></text:h>
      <text:p text:style-name="Text_20_body">Das Transformer-basierte Modell umfasst drei Komponenten:</text:p>
      <text:list xml:id="list2415304429" text:style-name="L16">
        <text:list-item>
          <text:p text:style-name="P35"><text:span text:style-name="Strong_20_Emphasis">Embedding-Schicht:</text:span><text:line-break/>Wörter werden in numerische Embeddings umgewandelt (lernt Semantik automatisch).</text:p>
        </text:list-item>
        <text:list-item>
          <text:p text:style-name="P35"><text:span text:style-name="Strong_20_Emphasis">Transformer-Encoder:</text:span><text:line-break/>Versteht Kontext und erkennt logische Zusammenhänge im Satz durch Self-Attention.</text:p>
        </text:list-item>
        <text:list-item>
          <text:p text:style-name="P35"><text:span text:style-name="Strong_20_Emphasis">Klassifikationsschicht:</text:span><text:line-break/>Erzeugt eine binäre Aussage: „logisch“ oder „nicht logisch“.</text:p>
        </text:list-item>
      </text:list>
      <text:p text:style-name="Horizontal_20_Line"/>
      <text:h text:style-name="Heading_20_2" text:outline-level="2"><text:soft-page-break/>🚀 <text:span text:style-name="Strong_20_Emphasis">Technische Umsetzung (Detailschritte):</text:span></text:h>
      <text:h text:style-name="Heading_20_3" text:outline-level="3"><text:span text:style-name="Strong_20_Emphasis">Step 1 – Vorbereitung:</text:span></text:h>
      <text:list xml:id="list2965239824" text:style-name="L17">
        <text:list-item>
          <text:p text:style-name="P36">Python-Umgebung vorbereiten, PyTorch installieren. </text:p>
        </text:list-item>
      </text:list>
      <text:h text:style-name="Heading_20_3" text:outline-level="3"><text:span text:style-name="Strong_20_Emphasis">Step 2 – Datensatz definieren und vorbereiten:</text:span></text:h>
      <text:list xml:id="list3236755996" text:style-name="L18">
        <text:list-item>
          <text:p text:style-name="P38">CSV-Datei oder Liste mit Sätzen und Labels erstellen. </text:p>
        </text:list-item>
        <text:list-item>
          <text:p text:style-name="P38">Tokenisierung der Sätze (Wörter trennen). </text:p>
        </text:list-item>
        <text:list-item>
          <text:p text:style-name="P37">Erstellung eines kleinen Vocabulary (Wort → Index). </text:p>
        </text:list-item>
      </text:list>
      <text:h text:style-name="Heading_20_3" text:outline-level="3"><text:span text:style-name="Strong_20_Emphasis">Step 3 – Embedding-Layer erstellen:</text:span></text:h>
      <text:list xml:id="list1424927279" text:style-name="L19">
        <text:list-item>
          <text:p text:style-name="P39">PyTorch-Embedding-Schicht (z.B. Dimension = 16 oder 32). </text:p>
        </text:list-item>
      </text:list>
      <text:h text:style-name="Heading_20_3" text:outline-level="3"><text:span text:style-name="Strong_20_Emphasis">Step 4 – Transformer-Encoder implementieren:</text:span></text:h>
      <text:list xml:id="list1539084943" text:style-name="L20">
        <text:list-item>
          <text:p text:style-name="P41">Multihead-Self-Attention-Layer + Feedforward-Netzwerk. </text:p>
        </text:list-item>
        <text:list-item>
          <text:p text:style-name="P40">Position-Encodings für die Reihenfolge der Wörter. </text:p>
        </text:list-item>
      </text:list>
      <text:h text:style-name="Heading_20_3" text:outline-level="3"><text:span text:style-name="Strong_20_Emphasis">Step 5 – Klassifikations-Layer hinzufügen:</text:span></text:h>
      <text:list xml:id="list182177963" text:style-name="L21">
        <text:list-item>
          <text:p text:style-name="P43">Pooling (Mittelwert der Token-Embeddings oder spezielles Klassifikations-Token). </text:p>
        </text:list-item>
        <text:list-item>
          <text:p text:style-name="P42">Lineare Schicht für binäre Entscheidung. </text:p>
        </text:list-item>
      </text:list>
      <text:h text:style-name="Heading_20_3" text:outline-level="3"><text:span text:style-name="Strong_20_Emphasis">Step 6 – Training und Evaluation:</text:span></text:h>
      <text:list xml:id="list1974311381" text:style-name="L22">
        <text:list-item>
          <text:p text:style-name="P45">Loss-Funktion (CrossEntropy) und Optimizer (Adam). </text:p>
        </text:list-item>
        <text:list-item>
          <text:p text:style-name="P44">Training-Loop und Accuracy-Messung. </text:p>
        </text:list-item>
      </text:list>
      <text:p text:style-name="Horizontal_20_Line"/>
      <text:h text:style-name="Heading_20_1" text:outline-level="1">✅ <text:span text:style-name="Strong_20_Emphasis">Schritt 1 – Projektvorbereitung &amp; Setup</text:span></text:h>
      <text:h text:style-name="Heading_20_2" text:outline-level="2">Ziel:</text:h>
      <text:p text:style-name="Text_20_body">Eine saubere Python-Umgebung aufsetzen und alle notwendigen Pakete installieren, damit wir im nächsten Schritt mit Datensatz und Modell beginnen können.</text:p>
      <text:p text:style-name="Horizontal_20_Line"/>
      <text:h text:style-name="Heading_20_2" text:outline-level="2">1️⃣ Python-Umgebung einrichten (virtuelle Umgebung)</text:h>
      <text:p text:style-name="Text_20_body">Nutze hierfür Python 3.10 oder neuer.</text:p>
      <text:p text:style-name="Preformatted_20_Text"/>
      <text:p text:style-name="P3"><text:span text:style-name="Source_20_Text">python3 -m venv </text:span><text:span text:style-name="Source_20_Text"><text:span text:style-name="T13">v</text:span></text:span><text:span text:style-name="Source_20_Text">env</text:span></text:p>
      <text:p text:style-name="P4"><text:span text:style-name="Source_20_Text">source </text:span><text:span text:style-name="Source_20_Text"><text:span text:style-name="T13">v</text:span></text:span><text:span text:style-name="Source_20_Text">env/bin/activate</text:span></text:p>
      <text:p text:style-name="Text_20_body"><text:soft-page-break/>Prüfe die Python-Version <text:span text:style-name="T2">(&gt;= 3.10)</text:span>:</text:p>
      <text:p text:style-name="P4"><text:span text:style-name="Source_20_Text">python --version</text:span></text:p>
      <text:p text:style-name="Horizontal_20_Line"/>
      <text:h text:style-name="Heading_20_2" text:outline-level="2">2️⃣ Pakete installieren</text:h>
      <text:p text:style-name="Text_20_body"><text:span text:style-name="Strong_20_Emphasis">Pflichtpakete:</text:span></text:p>
      <text:list xml:id="list1197077677" text:style-name="L23">
        <text:list-item>
          <text:p text:style-name="P47">PyTorch (stabilste Version) </text:p>
        </text:list-item>
        <text:list-item>
          <text:p text:style-name="P47">NumPy </text:p>
        </text:list-item>
        <text:list-item>
          <text:p text:style-name="P47">Pandas (Datenhandling) </text:p>
        </text:list-item>
        <text:list-item>
          <text:p text:style-name="P46">scikit-learn (Evaluierung) </text:p>
        </text:list-item>
      </text:list>
      <text:p text:style-name="Text_20_body">Installiere Pakete:</text:p>
      <text:p text:style-name="P81"><text:span text:style-name="Source_20_Text"><text:span text:style-name="T4">#standard<text:line-break/></text:span></text:span><text:span text:style-name="Source_20_Text">pip install torch torchvision torchaudio numpy pandas scikit-learn</text:span></text:p>
      <text:p text:style-name="P80"><text:span text:style-name="Source_20_Text"><text:span text:style-name="T4"># API, Rest<text:line-break/></text:span></text:span><text:span text:style-name="Source_20_Text">pip install fastapi uvicorn</text:span></text:p>
      <text:p text:style-name="P84"><text:span text:style-name="Source_20_Text"><text:span text:style-name="T4"># </text:span></text:span><text:span text:style-name="Source_20_Text"><text:span text:style-name="T13">Visualisierung<text:line-break/></text:span></text:span><text:span text:style-name="Source_20_Text">pip install matplotlib seaborn</text:span></text:p>
      <text:p text:style-name="Text_20_body"><text:span text:style-name="Emphasis">Hinweis</text:span>:<text:line-break/><text:span text:style-name="Source_20_Text">torchvision</text:span> und <text:span text:style-name="Source_20_Text">torchaudio</text:span> werden standardmäßig mit PyTorch empfohlen, sind für diesen Use Case nicht zwingend notwendig, stören jedoch nicht.</text:p>
      <text:p text:style-name="Horizontal_20_Line"/>
      <text:h text:style-name="Heading_20_2" text:outline-level="2">3️⃣ Projektstruktur erstellen</text:h>
      <text:p text:style-name="Text_20_body">Empfohlene Struktur:</text:p>
      <text:p text:style-name="P3"><text:span text:style-name="Source_20_Text">transformer-project/</text:span></text:p>
      <text:p text:style-name="P3"><text:span text:style-name="Source_20_Text">├── data/</text:span></text:p>
      <text:p text:style-name="P3"><text:span text:style-name="Source_20_Text">│ <text:s text:c="2"/>└── sentences.csv</text:span></text:p>
      <text:p text:style-name="P3"><text:span text:style-name="Source_20_Text">├── models/</text:span></text:p>
      <text:p text:style-name="P3"><text:span text:style-name="Source_20_Text">├── src/</text:span></text:p>
      <text:p text:style-name="P3"><text:span text:style-name="Source_20_Text">│ <text:s text:c="2"/>├── dataset.py</text:span></text:p>
      <text:p text:style-name="P3"><text:span text:style-name="Source_20_Text">│ <text:s text:c="2"/>├── model.py</text:span></text:p>
      <text:p text:style-name="P3"><text:span text:style-name="Source_20_Text">│ <text:s text:c="2"/>└── train.py</text:span></text:p>
      <text:p text:style-name="P4"><text:span text:style-name="Source_20_Text">└── requirements.txt</text:span></text:p>
      <text:p text:style-name="Horizontal_20_Line"/>
      <text:h text:style-name="Heading_20_2" text:outline-level="2"><text:soft-page-break/>4️⃣ Projekt-Abhängigkeiten speichern (optional aber empfohlen):</text:h>
      <text:p text:style-name="Text_20_body">Erstelle <text:span text:style-name="Source_20_Text">requirements.txt</text:span> mit allen installierten Paketen:</text:p>
      <text:p text:style-name="P4"><text:span text:style-name="Source_20_Text">pip freeze &gt; requirements.txt</text:span></text:p>
      <text:p text:style-name="P5">Dann jederzeit notwendige Pakete installierbar mit:</text:p>
      <text:p text:style-name="P4"><text:span text:style-name="Source_20_Text">pip install -r requirements.txt</text:span></text:p>
      <text:p text:style-name="Horizontal_20_Line"/>
      <text:h text:style-name="Heading_20_1" text:outline-level="1">✅ <text:span text:style-name="Strong_20_Emphasis">Checkliste (Schritt 1 abgeschlossen, wenn):</text:span></text:h>
      <text:list xml:id="list4097516420" text:style-name="L24">
        <text:list-item>
          <text:p text:style-name="P49">virtuelle Umgebung läuft (<text:span text:style-name="T13">v</text:span><text:span text:style-name="Source_20_Text">env</text:span>) </text:p>
        </text:list-item>
        <text:list-item>
          <text:p text:style-name="P49">Pakete installiert </text:p>
        </text:list-item>
        <text:list-item>
          <text:p text:style-name="P49">Projektstruktur angelegt </text:p>
        </text:list-item>
        <text:list-item>
          <text:p text:style-name="P48">Anforderungen gespeichert (<text:span text:style-name="Source_20_Text">requirements.txt</text:span>) </text:p>
        </text:list-item>
      </text:list>
      <text:p text:style-name="Horizontal_20_Line"/>
      <text:h text:style-name="Heading_20_1" text:outline-level="1">✅ <text:span text:style-name="Strong_20_Emphasis">Schritt 2 – Datensatz erstellen und vorbereiten</text:span></text:h>
      <text:p text:style-name="P78">In diesem Schritt <text:span text:style-name="T2">wird ein </text:span>kleine<text:span text:style-name="T2">r<text:line-break/>*</text:span> klar strukturierte<text:span text:style-name="T2">r</text:span> Datensatz <text:span text:style-name="T2">erstellt<text:line-break/>* </text:span>eine einfache Tokenisierung <text:span text:style-name="T2">implementiert<text:line-break/>* </text:span>Vocabulary <text:span text:style-name="T2">erstellt.</text:span></text:p>
      <text:p text:style-name="Horizontal_20_Line"/>
      <text:h text:style-name="Heading_20_2" text:outline-level="2">📌 2.1 <text:span text:style-name="Strong_20_Emphasis">Datensatz erstellen (</text:span><text:span text:style-name="Strong_20_Emphasis"><text:span text:style-name="Source_20_Text">sentences.csv</text:span></text:span><text:span text:style-name="Strong_20_Emphasis">)</text:span></text:h>
      <text:p text:style-name="Text_20_body">Erstelle die Datei <text:span text:style-name="Source_20_Text">data/sentences.csv</text:span> mit folgendem Inhalt:</text:p>
      <text:p text:style-name="P3"><text:span text:style-name="Source_20_Text">sentence,label</text:span></text:p>
      <text:p text:style-name="P3"><text:span text:style-name="Source_20_Text">Vögel fliegen,1</text:span></text:p>
      <text:p text:style-name="P3"><text:span text:style-name="Source_20_Text">Fische schwimmen,1</text:span></text:p>
      <text:p text:style-name="P3"><text:span text:style-name="Source_20_Text">Elefanten laufen,1</text:span></text:p>
      <text:p text:style-name="P3"><text:span text:style-name="Source_20_Text">Menschen denken,1</text:span></text:p>
      <text:p text:style-name="P3"><text:span text:style-name="Source_20_Text">Katzen miauen,1</text:span></text:p>
      <text:p text:style-name="P3"><text:span text:style-name="Source_20_Text">Hunde bellen,1</text:span></text:p>
      <text:p text:style-name="P3"><text:span text:style-name="Source_20_Text">Fische fliegen,0</text:span></text:p>
      <text:p text:style-name="P3"><text:span text:style-name="Source_20_Text">Steine schlafen,0</text:span></text:p>
      <text:p text:style-name="P3"><text:span text:style-name="Source_20_Text">Bäume schwimmen,0</text:span></text:p>
      <text:p text:style-name="P3"><text:span text:style-name="Source_20_Text">Alle Tiere fliegen,0</text:span></text:p>
      <text:p text:style-name="P3"><text:span text:style-name="Source_20_Text">Alle Steine essen,0</text:span></text:p>
      <text:p text:style-name="P4"><text:span text:style-name="Source_20_Text">Menschen bellen,0</text:span></text:p>
      <text:p text:style-name="Text_20_body"><text:soft-page-break/><text:span text:style-name="Emphasis">Spalten:</text:span></text:p>
      <text:list xml:id="list318713782" text:style-name="L26">
        <text:list-item>
          <text:p text:style-name="P51"><text:span text:style-name="Source_20_Text">sentence</text:span>: Eingabesatz </text:p>
        </text:list-item>
        <text:list-item>
          <text:p text:style-name="P50"><text:span text:style-name="Source_20_Text">label</text:span>: 1 (logisch) oder 0 (nicht logisch) </text:p>
        </text:list-item>
      </text:list>
      <text:p text:style-name="Horizontal_20_Line"/>
      <text:h text:style-name="Heading_20_2" text:outline-level="2">📌 2.2 <text:span text:style-name="Strong_20_Emphasis">Daten laden &amp; Tokenizer implementieren (</text:span><text:span text:style-name="Strong_20_Emphasis"><text:span text:style-name="Source_20_Text">dataset.py</text:span></text:span><text:span text:style-name="Strong_20_Emphasis">)</text:span></text:h>
      <text:p text:style-name="Text_20_body">Erstelle <text:span text:style-name="Source_20_Text">src/dataset.py</text:span>:</text:p>
      <text:p text:style-name="P3"><text:span text:style-name="Source_20_Text">import pandas as pd</text:span></text:p>
      <text:p text:style-name="P3"><text:span text:style-name="Source_20_Text">import torch</text:span></text:p>
      <text:p text:style-name="P3"><text:span text:style-name="Source_20_Text">from torch.utils.data import Dataset</text:span></text:p>
      <text:p text:style-name="P3"/>
      <text:p text:style-name="P3"><text:span text:style-name="Source_20_Text">class SentenceDataset(Dataset):</text:span></text:p>
      <text:p text:style-name="P3"><text:span text:style-name="Source_20_Text"><text:s text:c="4"/>def __init__(self, csv_file, vocab=None):</text:span></text:p>
      <text:p text:style-name="P3"><text:span text:style-name="Source_20_Text"><text:s text:c="8"/>self.data = pd.read_csv(csv_file)</text:span></text:p>
      <text:p text:style-name="P3"><text:span text:style-name="Source_20_Text"><text:s text:c="8"/>self.sentences = self.data['sentence'].tolist()</text:span></text:p>
      <text:p text:style-name="P3"><text:span text:style-name="Source_20_Text"><text:s text:c="8"/>self.labels = self.data['label'].tolist()</text:span></text:p>
      <text:p text:style-name="P3"><text:span text:style-name="Source_20_Text"><text:s text:c="8"/>self.vocab = vocab or self.build_vocab(self.sentences)</text:span></text:p>
      <text:p text:style-name="P3"/>
      <text:p text:style-name="P3"><text:span text:style-name="Source_20_Text"><text:s text:c="4"/>def build_vocab(self, sentences):</text:span></text:p>
      <text:p text:style-name="P3"><text:span text:style-name="Source_20_Text"><text:s text:c="8"/>words = set()</text:span></text:p>
      <text:p text:style-name="P3"><text:span text:style-name="Source_20_Text"><text:s text:c="8"/>for sent in sentences:</text:span></text:p>
      <text:p text:style-name="P3"><text:span text:style-name="Source_20_Text"><text:s text:c="12"/>words.update(sent.lower().split())</text:span></text:p>
      <text:p text:style-name="P3"><text:span text:style-name="Source_20_Text"><text:s text:c="8"/>word2idx = {word: idx+2 for idx, word in enumerate(sorted(words))}</text:span></text:p>
      <text:p text:style-name="P3"><text:span text:style-name="Source_20_Text"><text:s text:c="8"/>word2idx['&lt;PAD&gt;'] = 0</text:span></text:p>
      <text:p text:style-name="P3"><text:span text:style-name="Source_20_Text"><text:s text:c="8"/>word2idx['&lt;UNK&gt;'] = 1</text:span></text:p>
      <text:p text:style-name="P3"><text:span text:style-name="Source_20_Text"><text:s text:c="8"/>return word2idx</text:span></text:p>
      <text:p text:style-name="P3"/>
      <text:p text:style-name="P3"><text:span text:style-name="Source_20_Text"><text:s text:c="4"/>def tokenize(self, sentence):</text:span></text:p>
      <text:p text:style-name="P3"><text:span text:style-name="Source_20_Text"><text:s text:c="8"/>return [self.vocab.get(word, self.vocab['&lt;UNK&gt;']) for word in sentence.lower().split()]</text:span></text:p>
      <text:p text:style-name="P3"/>
      <text:p text:style-name="P3"><text:span text:style-name="Source_20_Text"><text:s text:c="4"/>def __len__(self):</text:span></text:p>
      <text:p text:style-name="P3"><text:span text:style-name="Source_20_Text"><text:s text:c="8"/>return len(self.sentences)</text:span></text:p>
      <text:p text:style-name="P3"/>
      <text:p text:style-name="P3"><text:span text:style-name="Source_20_Text"><text:s text:c="4"/>def __getitem__(self, idx):</text:span></text:p>
      <text:p text:style-name="P3"><text:span text:style-name="Source_20_Text"><text:s text:c="8"/>sentence = self.sentences[idx]</text:span></text:p>
      <text:p text:style-name="P3"><text:span text:style-name="Source_20_Text"><text:s text:c="8"/>tokens = self.tokenize(sentence)</text:span></text:p>
      <text:p text:style-name="P3"><text:span text:style-name="Source_20_Text"><text:s text:c="8"/>label = self.labels[idx]</text:span></text:p>
      <text:p text:style-name="P3"><text:span text:style-name="Source_20_Text"><text:s text:c="8"/>return torch.tensor(tokens), torch.tensor(label)</text:span></text:p>
      <text:p text:style-name="P3"/>
      <text:p text:style-name="P3"><text:span text:style-name="Source_20_Text">def collate_fn(batch):</text:span></text:p>
      <text:p text:style-name="P3"><text:span text:style-name="Source_20_Text"><text:s text:c="4"/>sentences, labels = zip(*batch)</text:span></text:p>
      <text:p text:style-name="P3"><text:span text:style-name="Source_20_Text"><text:s text:c="4"/>lengths = [len(s) for s in sentences]</text:span></text:p>
      <text:p text:style-name="P3"><text:span text:style-name="Source_20_Text"><text:s text:c="4"/>max_len = max(lengths)</text:span></text:p>
      <text:p text:style-name="P3"><text:span text:style-name="Source_20_Text"><text:s text:c="4"/>padded_sentences = torch.zeros(len(sentences), max_len).long()</text:span></text:p>
      <text:p text:style-name="P3"/>
      <text:p text:style-name="P3"><text:span text:style-name="Source_20_Text"><text:s text:c="4"/>for i, sentence in enumerate(sentences):</text:span></text:p>
      <text:p text:style-name="P3"><text:span text:style-name="Source_20_Text"><text:s text:c="8"/>padded_sentences[i, :lengths[i]] = sentence</text:span></text:p>
      <text:p text:style-name="P3"/>
      <text:p text:style-name="P3"><text:span text:style-name="Source_20_Text"><text:s text:c="4"/>labels = torch.tensor(labels).long()</text:span></text:p>
      <text:p text:style-name="P4"><text:span text:style-name="Source_20_Text"><text:s text:c="4"/>return padded_sentences, labels</text:span></text:p>
      <text:p text:style-name="Text_20_body"><text:span text:style-name="Strong_20_Emphasis">Erklärung:</text:span></text:p>
      <text:list xml:id="list3425972896" text:style-name="L27">
        <text:list-item>
          <text:p text:style-name="P53"><text:soft-page-break/>Einfacher Whitespace-Tokenizer. </text:p>
        </text:list-item>
        <text:list-item>
          <text:p text:style-name="P53">Vocabulary: enthält spezielle Tokens <text:span text:style-name="Source_20_Text">&lt;PAD&gt;</text:span> und <text:span text:style-name="Source_20_Text">&lt;UNK&gt;</text:span> (unbekannt). </text:p>
        </text:list-item>
        <text:list-item>
          <text:p text:style-name="P52"><text:span text:style-name="Source_20_Text">collate_fn</text:span> zum Auffüllen (Padding) der Sätze auf gleiche Länge. </text:p>
        </text:list-item>
      </text:list>
      <text:p text:style-name="Horizontal_20_Line"/>
      <text:h text:style-name="Heading_20_2" text:outline-level="2">📌 2.3 <text:span text:style-name="Strong_20_Emphasis">Datensatz kurz testen:</text:span></text:h>
      <text:p text:style-name="Text_20_body">Prüfe kurz, ob alles korrekt geladen wird (<text:span text:style-name="Source_20_Text">test_dataset.py</text:span>):</text:p>
      <text:p text:style-name="P3"><text:span text:style-name="Source_20_Text">from dataset import SentenceDataset, collate_fn</text:span></text:p>
      <text:p text:style-name="P3"><text:span text:style-name="Source_20_Text">from torch.utils.data import DataLoader</text:span></text:p>
      <text:p text:style-name="P3"/>
      <text:p text:style-name="P3"><text:span text:style-name="Source_20_Text">dataset = SentenceDataset(csv_file='../data/sentences.csv')</text:span></text:p>
      <text:p text:style-name="P3"><text:span text:style-name="Source_20_Text">loader = DataLoader(dataset, batch_size=4, collate_fn=collate_fn)</text:span></text:p>
      <text:p text:style-name="P3"/>
      <text:p text:style-name="P3"><text:span text:style-name="Source_20_Text">for sentences, labels in loader:</text:span></text:p>
      <text:p text:style-name="P3"><text:span text:style-name="Source_20_Text"><text:s text:c="4"/>print('Sätze (Token-Indizes):', sentences)</text:span></text:p>
      <text:p text:style-name="P3"><text:span text:style-name="Source_20_Text"><text:s text:c="4"/>print('Labels:', labels)</text:span></text:p>
      <text:p text:style-name="P4"><text:span text:style-name="Source_20_Text"><text:s text:c="4"/>break</text:span></text:p>
      <text:p text:style-name="Text_20_body">Testen per:</text:p>
      <text:p text:style-name="P4"><text:span text:style-name="Source_20_Text">python test_dataset.py</text:span></text:p>
      <text:p text:style-name="Horizontal_20_Line"/>
      <text:h text:style-name="Heading_20_2" text:outline-level="2">📌 <text:span text:style-name="Strong_20_Emphasis">Checkliste (Schritt 2 abgeschlossen, wenn):</text:span></text:h>
      <text:list xml:id="list3245917235" text:style-name="L28">
        <text:list-item>
          <text:p text:style-name="P55">Datensatz erstellt (<text:span text:style-name="Source_20_Text">sentences.csv</text:span>) </text:p>
        </text:list-item>
        <text:list-item>
          <text:p text:style-name="P55">Tokenisierung &amp; Dataset-Klasse erstellt (<text:span text:style-name="Source_20_Text">dataset.py</text:span>) </text:p>
        </text:list-item>
        <text:list-item>
          <text:p text:style-name="P54">Tokenisierung getestet (Token-Indizes sichtbar und korrekt gepadded) </text:p>
        </text:list-item>
      </text:list>
      <text:p text:style-name="Horizontal_20_Line"/>
      <text:h text:style-name="Heading_20_1" text:outline-level="1">✅ <text:span text:style-name="Strong_20_Emphasis">Schritt 3 – Embedding-Layer erstellen und testen</text:span></text:h>
      <text:p text:style-name="Text_20_body">Ziel ist es, eine <text:span text:style-name="Strong_20_Emphasis">Embedding-Schicht</text:span> zu definieren und deren Funktion sicherzustellen.</text:p>
      <text:p text:style-name="Horizontal_20_Line"/>
      <text:h text:style-name="Heading_20_2" text:outline-level="2">📌 <text:span text:style-name="Strong_20_Emphasis">3.1 Embedding-Layer implementieren (</text:span><text:span text:style-name="Strong_20_Emphasis"><text:span text:style-name="Source_20_Text">model.py</text:span></text:span><text:span text:style-name="Strong_20_Emphasis">)</text:span></text:h>
      <text:p text:style-name="Text_20_body">Erstelle jetzt die Datei <text:span text:style-name="Source_20_Text">src/model.py</text:span>:</text:p>
      <text:p text:style-name="P3"><text:span text:style-name="Source_20_Text">import torch</text:span></text:p>
      <text:p text:style-name="P3"><text:span text:style-name="Source_20_Text">import torch.nn as nn</text:span></text:p>
      <text:p text:style-name="P3"/>
      <text:p text:style-name="P3"><text:span text:style-name="Source_20_Text">class SimpleTransformer(nn.Module):</text:span></text:p>
      <text:p text:style-name="P3"><text:soft-page-break/><text:span text:style-name="Source_20_Text"><text:s text:c="4"/>def __init__(self, vocab_size, embedding_dim, num_heads, num_classes, num_layers=1):</text:span></text:p>
      <text:p text:style-name="P3"><text:span text:style-name="Source_20_Text"><text:s text:c="8"/>super(SimpleTransformer, self).__init__()</text:span></text:p>
      <text:p text:style-name="P3"/>
      <text:p text:style-name="P3"><text:span text:style-name="Source_20_Text"><text:s text:c="8"/>self.embedding = nn.Embedding(vocab_size, embedding_dim, padding_idx=0)</text:span></text:p>
      <text:p text:style-name="P3"><text:span text:style-name="Source_20_Text"><text:s text:c="8"/>encoder_layer = nn.TransformerEncoderLayer(d_model=embedding_dim, nhead=num_heads, batch_first=True)</text:span></text:p>
      <text:p text:style-name="P3"><text:span text:style-name="Source_20_Text"><text:s text:c="8"/>self.transformer_encoder = nn.TransformerEncoder(encoder_layer, num_layers=num_layers)</text:span></text:p>
      <text:p text:style-name="P3"><text:span text:style-name="Source_20_Text"><text:s text:c="8"/></text:span></text:p>
      <text:p text:style-name="P3"><text:span text:style-name="Source_20_Text"><text:s text:c="8"/>self.fc = nn.Linear(embedding_dim, num_classes)</text:span></text:p>
      <text:p text:style-name="P3"/>
      <text:p text:style-name="P3"><text:span text:style-name="Source_20_Text"><text:s text:c="4"/>def forward(self, x):</text:span></text:p>
      <text:p text:style-name="P3"><text:span text:style-name="Source_20_Text"><text:s text:c="8"/>embedded = self.embedding(x)</text:span></text:p>
      <text:p text:style-name="P3"><text:span text:style-name="Source_20_Text"><text:s text:c="8"/>mask = (x == 0)</text:span></text:p>
      <text:p text:style-name="P3"><text:span text:style-name="Source_20_Text"><text:s text:c="8"/>transformer_output = self.transformer_encoder(embedded, src_key_padding_mask=mask)</text:span></text:p>
      <text:p text:style-name="P3"><text:span text:style-name="Source_20_Text"><text:s text:c="8"/>pooled = transformer_output.mean(dim=1)</text:span></text:p>
      <text:p text:style-name="P3"><text:span text:style-name="Source_20_Text"><text:s text:c="8"/>logits = self.fc(pooled)</text:span></text:p>
      <text:p text:style-name="P4"><text:span text:style-name="Source_20_Text"><text:s text:c="8"/>return logits</text:span></text:p>
      <text:p text:style-name="Text_20_body"><text:span text:style-name="Strong_20_Emphasis">Wichtige Parameter</text:span> (Vorschläge):</text:p>
      <text:list xml:id="list1500314962" text:style-name="L29">
        <text:list-item>
          <text:p text:style-name="P57"><text:span text:style-name="Source_20_Text">vocab_size</text:span>: Größe des Wortschatzes (<text:span text:style-name="Source_20_Text">len(dataset.vocab)</text:span>). </text:p>
        </text:list-item>
        <text:list-item>
          <text:p text:style-name="P57"><text:span text:style-name="Source_20_Text">embedding_dim</text:span>: 32 (kann klein bleiben, leichtes Modell). </text:p>
        </text:list-item>
        <text:list-item>
          <text:p text:style-name="P57"><text:span text:style-name="Source_20_Text">num_heads</text:span>: 2 Attention-Heads reichen für den Anfang. </text:p>
        </text:list-item>
        <text:list-item>
          <text:p text:style-name="P56"><text:span text:style-name="Source_20_Text">num_classes</text:span>: 2 (logisch / nicht logisch). </text:p>
        </text:list-item>
      </text:list>
      <text:p text:style-name="Horizontal_20_Line"/>
      <text:h text:style-name="Heading_20_2" text:outline-level="2">📌 <text:span text:style-name="Strong_20_Emphasis">3.2 Embedding-Layer testen (</text:span><text:span text:style-name="Strong_20_Emphasis"><text:span text:style-name="Source_20_Text">test_model.py</text:span></text:span><text:span text:style-name="Strong_20_Emphasis">)</text:span></text:h>
      <text:p text:style-name="Text_20_body">Erstelle <text:span text:style-name="Source_20_Text"><text:span text:style-name="T2">src/t</text:span></text:span><text:span text:style-name="Source_20_Text">est_model.py</text:span>:</text:p>
      <text:p text:style-name="P3"><text:span text:style-name="Source_20_Text">import torch</text:span></text:p>
      <text:p text:style-name="P3"><text:span text:style-name="Source_20_Text">from dataset import SentenceDataset, collate_fn</text:span></text:p>
      <text:p text:style-name="P3"><text:span text:style-name="Source_20_Text">from model import SimpleTransformer</text:span></text:p>
      <text:p text:style-name="P3"><text:span text:style-name="Source_20_Text">from torch.utils.data import DataLoader</text:span></text:p>
      <text:p text:style-name="P3"/>
      <text:p text:style-name="P3"><text:span text:style-name="Source_20_Text"># Lade Dataset und Vokabular</text:span></text:p>
      <text:p text:style-name="P3"><text:span text:style-name="Source_20_Text">dataset = SentenceDataset(csv_file='../data/sentences.csv')</text:span></text:p>
      <text:p text:style-name="P3"/>
      <text:p text:style-name="P3"><text:span text:style-name="Source_20_Text"># Modellparameter</text:span></text:p>
      <text:p text:style-name="P3"><text:span text:style-name="Source_20_Text">vocab_size = len(dataset.vocab)</text:span></text:p>
      <text:p text:style-name="P3"><text:span text:style-name="Source_20_Text">embedding_dim = 32</text:span></text:p>
      <text:p text:style-name="P3"><text:span text:style-name="Source_20_Text">num_heads = 2</text:span></text:p>
      <text:p text:style-name="P3"><text:span text:style-name="Source_20_Text">num_classes = 2</text:span></text:p>
      <text:p text:style-name="P3"/>
      <text:p text:style-name="P3"><text:span text:style-name="Source_20_Text"># Modellinstanz erstellen</text:span></text:p>
      <text:p text:style-name="P3"><text:span text:style-name="Source_20_Text">model = SimpleTransformer(vocab_size, embedding_dim, num_heads, num_classes)</text:span></text:p>
      <text:p text:style-name="P3"/>
      <text:p text:style-name="P3"><text:span text:style-name="Source_20_Text"># Daten laden</text:span></text:p>
      <text:p text:style-name="P3"><text:span text:style-name="Source_20_Text">loader = DataLoader(dataset, batch_size=4, collate_fn=collate_fn)</text:span></text:p>
      <text:p text:style-name="P3"/>
      <text:p text:style-name="P3"><text:span text:style-name="Source_20_Text"># Embedding testen</text:span></text:p>
      <text:p text:style-name="P3"><text:span text:style-name="Source_20_Text">for sentences, labels in loader:</text:span></text:p>
      <text:p text:style-name="P3"><text:soft-page-break/><text:span text:style-name="Source_20_Text"><text:s text:c="4"/>logits = model(sentences)</text:span></text:p>
      <text:p text:style-name="P3"><text:span text:style-name="Source_20_Text"><text:s text:c="4"/>print("Input Shape:", sentences.shape)</text:span></text:p>
      <text:p text:style-name="P3"><text:span text:style-name="Source_20_Text"><text:s text:c="4"/>print("Output Shape:", logits.shape)</text:span></text:p>
      <text:p text:style-name="P3"><text:span text:style-name="Source_20_Text"><text:s text:c="4"/>print("Logits:", logits)</text:span></text:p>
      <text:p text:style-name="P4"><text:span text:style-name="Source_20_Text"><text:s text:c="4"/>break</text:span></text:p>
      <text:p text:style-name="Text_20_body"><text:span text:style-name="Strong_20_Emphasis">Ausführen</text:span>:</text:p>
      <text:p text:style-name="P4"><text:span text:style-name="Source_20_Text">python test_model.py</text:span></text:p>
      <text:p text:style-name="Horizontal_20_Line"/>
      <text:h text:style-name="Heading_20_2" text:outline-level="2">🔍 <text:span text:style-name="Strong_20_Emphasis">Erwartete Ausgabe (ca.):</text:span></text:h>
      <text:p text:style-name="P3"><text:span text:style-name="Source_20_Text">Input Shape: torch.Size([4, X]) # X = maximale Satzlänge</text:span></text:p>
      <text:p text:style-name="P3"><text:span text:style-name="Source_20_Text">Output Shape: torch.Size([4, 2])</text:span></text:p>
      <text:p text:style-name="P3"><text:span text:style-name="Source_20_Text">Logits: tensor([[..., ...],</text:span></text:p>
      <text:p text:style-name="P3"><text:span text:style-name="Source_20_Text"><text:s text:c="16"/>[..., ...],</text:span></text:p>
      <text:p text:style-name="P3"><text:span text:style-name="Source_20_Text"><text:s text:c="16"/>[..., ...],</text:span></text:p>
      <text:p text:style-name="P4"><text:span text:style-name="Source_20_Text"><text:s text:c="16"/>[..., ...]], grad_fn=&lt;AddmmBackward0&gt;)</text:span></text:p>
      <text:p text:style-name="Text_20_body"><text:span text:style-name="Strong_20_Emphasis">Bedeutung</text:span>:</text:p>
      <text:list xml:id="list1085265368" text:style-name="L30">
        <text:list-item>
          <text:p text:style-name="P59">Output-Shape muss <text:span text:style-name="Source_20_Text">[batch_size, num_classes]</text:span> sein. </text:p>
        </text:list-item>
        <text:list-item>
          <text:p text:style-name="P58">Ausgabe (Logits) sind rohe Scores, noch nicht normalisiert (Softmax erfolgt später im Training). </text:p>
        </text:list-item>
      </text:list>
      <text:p text:style-name="Horizontal_20_Line"/>
      <text:h text:style-name="Heading_20_2" text:outline-level="2">📌 <text:span text:style-name="Strong_20_Emphasis">Checkliste (Schritt 3 abgeschlossen, wenn):</text:span></text:h>
      <text:list xml:id="list3970014369" text:style-name="L31">
        <text:list-item>
          <text:p text:style-name="P61">Embedding-Layer in <text:span text:style-name="Source_20_Text">model.py</text:span> implementiert </text:p>
        </text:list-item>
        <text:list-item>
          <text:p text:style-name="P61">Modell testweise erfolgreich ausgeführt (<text:span text:style-name="Source_20_Text">test_model.py</text:span>) </text:p>
        </text:list-item>
        <text:list-item>
          <text:p text:style-name="P60">Ausgabe korrekt (Input und Output Shapes passen) </text:p>
        </text:list-item>
      </text:list>
      <text:p text:style-name="Horizontal_20_Line"/>
      <text:h text:style-name="Heading_20_1" text:outline-level="1">✅ <text:span text:style-name="Strong_20_Emphasis">Schritt 4 – Training-Loop implementieren</text:span></text:h>
      <text:p text:style-name="Text_20_body">Im diesem Schritt implementieren wir die <text:span text:style-name="Strong_20_Emphasis">vollständige Training-Logik</text:span>.</text:p>
      <text:p text:style-name="Horizontal_20_Line"/>
      <text:h text:style-name="Heading_20_2" text:outline-level="2">📌 <text:span text:style-name="Strong_20_Emphasis">4.1 Training-Skript (</text:span><text:span text:style-name="Strong_20_Emphasis"><text:span text:style-name="Source_20_Text">train.py</text:span></text:span><text:span text:style-name="Strong_20_Emphasis">) erstellen</text:span></text:h>
      <text:p text:style-name="Text_20_body">Erstelle <text:span text:style-name="Source_20_Text">src/train.py</text:span>:</text:p>
      <text:p text:style-name="P3"><text:span text:style-name="Source_20_Text">import torch</text:span></text:p>
      <text:p text:style-name="P3"><text:span text:style-name="Source_20_Text">import torch.nn as nn</text:span></text:p>
      <text:p text:style-name="P3"><text:span text:style-name="Source_20_Text">import torch.optim as optim</text:span></text:p>
      <text:p text:style-name="P3"><text:span text:style-name="Source_20_Text">from torch.utils.data import DataLoader</text:span></text:p>
      <text:p text:style-name="P3"><text:soft-page-break/><text:span text:style-name="Source_20_Text">from sklearn.metrics import accuracy_score</text:span></text:p>
      <text:p text:style-name="P3"><text:span text:style-name="Source_20_Text">from dataset import SentenceDataset, collate_fn</text:span></text:p>
      <text:p text:style-name="P3"><text:span text:style-name="Source_20_Text">from model import SimpleTransformer</text:span></text:p>
      <text:p text:style-name="P3"/>
      <text:p text:style-name="P3"><text:span text:style-name="Source_20_Text"># Hyperparameter</text:span></text:p>
      <text:p text:style-name="P3"><text:span text:style-name="Source_20_Text">embedding_dim = 32</text:span></text:p>
      <text:p text:style-name="P3"><text:span text:style-name="Source_20_Text">num_heads = 2</text:span></text:p>
      <text:p text:style-name="P3"><text:span text:style-name="Source_20_Text">num_classes = 2</text:span></text:p>
      <text:p text:style-name="P3"><text:span text:style-name="Source_20_Text">num_epochs = 20</text:span></text:p>
      <text:p text:style-name="P3"><text:span text:style-name="Source_20_Text">batch_size = 4</text:span></text:p>
      <text:p text:style-name="P3"><text:span text:style-name="Source_20_Text">learning_rate = 0.001</text:span></text:p>
      <text:p text:style-name="P3"/>
      <text:p text:style-name="P3"><text:span text:style-name="Source_20_Text"># Datensatz laden</text:span></text:p>
      <text:p text:style-name="P3"><text:span text:style-name="Source_20_Text">dataset = SentenceDataset(csv_file='../data/sentences.csv')</text:span></text:p>
      <text:p text:style-name="P3"><text:span text:style-name="Source_20_Text">data_loader = DataLoader(dataset, batch_size=batch_size, shuffle=True, collate_fn=collate_fn)</text:span></text:p>
      <text:p text:style-name="P3"/>
      <text:p text:style-name="P3"><text:span text:style-name="Source_20_Text"># Modell initialisieren</text:span></text:p>
      <text:p text:style-name="P3"><text:span text:style-name="Source_20_Text">model = SimpleTransformer(</text:span></text:p>
      <text:p text:style-name="P3"><text:span text:style-name="Source_20_Text"><text:s text:c="4"/>vocab_size=len(dataset.vocab),</text:span></text:p>
      <text:p text:style-name="P3"><text:span text:style-name="Source_20_Text"><text:s text:c="4"/>embedding_dim=embedding_dim,</text:span></text:p>
      <text:p text:style-name="P3"><text:span text:style-name="Source_20_Text"><text:s text:c="4"/>num_heads=num_heads,</text:span></text:p>
      <text:p text:style-name="P3"><text:span text:style-name="Source_20_Text"><text:s text:c="4"/>num_classes=num_classes</text:span></text:p>
      <text:p text:style-name="P3"><text:span text:style-name="Source_20_Text">)</text:span></text:p>
      <text:p text:style-name="P3"/>
      <text:p text:style-name="P3"><text:span text:style-name="Source_20_Text"># Loss und Optimizer definieren</text:span></text:p>
      <text:p text:style-name="P3"><text:span text:style-name="Source_20_Text">criterion = nn.CrossEntropyLoss()</text:span></text:p>
      <text:p text:style-name="P3"><text:span text:style-name="Source_20_Text">optimizer = optim.Adam(model.parameters(), lr=learning_rate)</text:span></text:p>
      <text:p text:style-name="P3"/>
      <text:p text:style-name="P3"><text:span text:style-name="Source_20_Text"># Training-Loop</text:span></text:p>
      <text:p text:style-name="P3"><text:span text:style-name="Source_20_Text">for epoch in range(num_epochs):</text:span></text:p>
      <text:p text:style-name="P3"><text:span text:style-name="Source_20_Text"><text:s text:c="4"/>model.train()</text:span></text:p>
      <text:p text:style-name="P3"><text:span text:style-name="Source_20_Text"><text:s text:c="4"/>total_loss = 0</text:span></text:p>
      <text:p text:style-name="P3"/>
      <text:p text:style-name="P3"><text:span text:style-name="Source_20_Text"><text:s text:c="4"/>for sentences, labels in data_loader:</text:span></text:p>
      <text:p text:style-name="P3"><text:span text:style-name="Source_20_Text"><text:s text:c="8"/>optimizer.zero_grad()</text:span></text:p>
      <text:p text:style-name="P3"/>
      <text:p text:style-name="P3"><text:span text:style-name="Source_20_Text"><text:s text:c="8"/>outputs = model(sentences)</text:span></text:p>
      <text:p text:style-name="P3"><text:span text:style-name="Source_20_Text"><text:s text:c="8"/>loss = criterion(outputs, labels)</text:span></text:p>
      <text:p text:style-name="P3"><text:span text:style-name="Source_20_Text"><text:s text:c="8"/>loss.backward()</text:span></text:p>
      <text:p text:style-name="P3"><text:span text:style-name="Source_20_Text"><text:s text:c="8"/>optimizer.step()</text:span></text:p>
      <text:p text:style-name="P3"/>
      <text:p text:style-name="P3"><text:span text:style-name="Source_20_Text"><text:s text:c="8"/>total_loss += loss.item()</text:span></text:p>
      <text:p text:style-name="P3"/>
      <text:p text:style-name="P3"><text:span text:style-name="Source_20_Text"><text:s text:c="4"/>avg_loss = total_loss / len(data_loader)</text:span></text:p>
      <text:p text:style-name="P3"/>
      <text:p text:style-name="P3"><text:span text:style-name="Source_20_Text"><text:s text:c="4"/># Einfache Accuracy-Messung nach jeder Epoche</text:span></text:p>
      <text:p text:style-name="P3"><text:span text:style-name="Source_20_Text"><text:s text:c="4"/>model.eval()</text:span></text:p>
      <text:p text:style-name="P3"><text:span text:style-name="Source_20_Text"><text:s text:c="4"/>predictions, true_labels = [], []</text:span></text:p>
      <text:p text:style-name="P3"/>
      <text:p text:style-name="P3"><text:span text:style-name="Source_20_Text"><text:s text:c="4"/>with torch.no_grad():</text:span></text:p>
      <text:p text:style-name="P3"><text:span text:style-name="Source_20_Text"><text:s text:c="8"/>for sentences, labels in data_loader:</text:span></text:p>
      <text:p text:style-name="P3"><text:span text:style-name="Source_20_Text"><text:s text:c="12"/>outputs = model(sentences)</text:span></text:p>
      <text:p text:style-name="P3"><text:span text:style-name="Source_20_Text"><text:s text:c="12"/>preds = torch.argmax(outputs, dim=1)</text:span></text:p>
      <text:p text:style-name="P3"><text:span text:style-name="Source_20_Text"><text:s text:c="12"/>predictions.extend(preds.tolist())</text:span></text:p>
      <text:p text:style-name="P3"><text:span text:style-name="Source_20_Text"><text:s text:c="12"/>true_labels.extend(labels.tolist())</text:span></text:p>
      <text:p text:style-name="P3"/>
      <text:p text:style-name="P3"><text:span text:style-name="Source_20_Text"><text:s text:c="4"/>accuracy = accuracy_score(true_labels, predictions)</text:span></text:p>
      <text:p text:style-name="P3"/>
      <text:p text:style-name="P3"><text:soft-page-break/><text:span text:style-name="Source_20_Text"><text:s text:c="4"/>print(f'Epoch [{epoch+1}/{num_epochs}] Loss: {avg_loss:.4f} | Accuracy: {accuracy:.2f}')</text:span></text:p>
      <text:p text:style-name="P3"/>
      <text:p text:style-name="P4"><text:span text:style-name="Source_20_Text">print("Training abgeschlossen.")</text:span></text:p>
      <text:p text:style-name="Horizontal_20_Line"/>
      <text:h text:style-name="Heading_20_2" text:outline-level="2">📌 <text:span text:style-name="Strong_20_Emphasis">4.2 Modelltraining starten</text:span></text:h>
      <text:p text:style-name="Text_20_body">Starte das Training mit folgendem Befehl im <text:span text:style-name="Source_20_Text">src/</text:span>-Ordner:</text:p>
      <text:p text:style-name="P4"><text:span text:style-name="Source_20_Text">python train.py</text:span></text:p>
      <text:p text:style-name="Horizontal_20_Line"/>
      <text:h text:style-name="Heading_20_2" text:outline-level="2">📌 <text:span text:style-name="Strong_20_Emphasis">4.3 Erwartete Trainingsausgabe</text:span></text:h>
      <text:p text:style-name="P3"><text:span text:style-name="Source_20_Text">Epoch [1/20] Loss: 0.6954 | Accuracy: 0.50</text:span></text:p>
      <text:p text:style-name="P3"><text:span text:style-name="Source_20_Text">Epoch [2/20] Loss: 0.6783 | Accuracy: 0.58</text:span></text:p>
      <text:p text:style-name="P3"><text:span text:style-name="Source_20_Text">...</text:span></text:p>
      <text:p text:style-name="P4"><text:span text:style-name="Source_20_Text">Epoch [20/20] Loss: 0.1234 | Accuracy: 1.00</text:span></text:p>
      <text:p text:style-name="Text_20_body">Die Genauigkeit sollte relativ schnell steigen und idealerweise auf 100% (bei diesem kleinen Datensatz) konvergieren.</text:p>
      <text:p text:style-name="Horizontal_20_Line"/>
      <text:h text:style-name="Heading_20_2" text:outline-level="2">📌 <text:span text:style-name="Strong_20_Emphasis">Checkliste (Schritt 4 abgeschlossen, wenn):</text:span></text:h>
      <text:list xml:id="list530600711" text:style-name="L32">
        <text:list-item>
          <text:p text:style-name="P63"><text:span text:style-name="Source_20_Text">train.py</text:span> implementiert </text:p>
        </text:list-item>
        <text:list-item>
          <text:p text:style-name="P63">Training läuft fehlerfrei durch </text:p>
        </text:list-item>
        <text:list-item>
          <text:p text:style-name="P62">Verlust sinkt, Genauigkeit steigt deutlich an </text:p>
        </text:list-item>
      </text:list>
      <text:p text:style-name="Horizontal_20_Line"/>
      <text:h text:style-name="Heading_20_1" text:outline-level="1">✅ <text:span text:style-name="Strong_20_Emphasis">Schritt 5 – Modell evaluieren und Ergebnisse visualisieren</text:span></text:h>
      <text:p text:style-name="P79"><text:span text:style-name="T3">In diesem Schritt wird<text:line-break/>* eine </text:span>strukturierte <text:span text:style-name="Strong_20_Emphasis">Evaluation</text:span> durch<text:span text:style-name="T3">geführt<text:line-break/>* die</text:span> Ergebnisse mit einer <text:span text:style-name="Strong_20_Emphasis">Confusion Matrix visualisierst</text:span>, um besser zu verstehen, wie gut <text:span text:style-name="T3">das</text:span> Modell funktioniert.</text:p>
      <text:p text:style-name="Horizontal_20_Line"/>
      <text:h text:style-name="Heading_20_2" text:outline-level="2">📌 <text:span text:style-name="Strong_20_Emphasis">5.1 Evaluationsskript (</text:span><text:span text:style-name="Strong_20_Emphasis"><text:span text:style-name="Source_20_Text">evaluate.py</text:span></text:span><text:span text:style-name="Strong_20_Emphasis">)</text:span></text:h>
      <text:p text:style-name="Text_20_body"><text:span text:style-name="Source_20_Text">src/evaluate.py</text:span>:</text:p>
      <text:p text:style-name="P3"><text:soft-page-break/><text:span text:style-name="Source_20_Text">import torch</text:span></text:p>
      <text:p text:style-name="P3"><text:span text:style-name="Source_20_Text">from torch.utils.data import DataLoader</text:span></text:p>
      <text:p text:style-name="P3"><text:span text:style-name="Source_20_Text">from sklearn.metrics import confusion_matrix, classification_report</text:span></text:p>
      <text:p text:style-name="P3"><text:span text:style-name="Source_20_Text">import seaborn as sns</text:span></text:p>
      <text:p text:style-name="P3"><text:span text:style-name="Source_20_Text">import matplotlib.pyplot as plt</text:span></text:p>
      <text:p text:style-name="P3"><text:span text:style-name="Source_20_Text">from dataset import SentenceDataset, collate_fn</text:span></text:p>
      <text:p text:style-name="P3"><text:span text:style-name="Source_20_Text">from model import SimpleTransformer</text:span></text:p>
      <text:p text:style-name="P3"/>
      <text:p text:style-name="P3"><text:span text:style-name="Source_20_Text"># Parameter (wie zuvor im Training definiert)</text:span></text:p>
      <text:p text:style-name="P3"><text:span text:style-name="Source_20_Text">embedding_dim = 32</text:span></text:p>
      <text:p text:style-name="P3"><text:span text:style-name="Source_20_Text">num_heads = 2</text:span></text:p>
      <text:p text:style-name="P3"><text:span text:style-name="Source_20_Text">num_classes = 2</text:span></text:p>
      <text:p text:style-name="P3"><text:span text:style-name="Source_20_Text">batch_size = 4</text:span></text:p>
      <text:p text:style-name="P3"/>
      <text:p text:style-name="P3"><text:span text:style-name="Source_20_Text"># Datensatz laden</text:span></text:p>
      <text:p text:style-name="P3"><text:span text:style-name="Source_20_Text">dataset = SentenceDataset(csv_file='../data/sentences.csv')</text:span></text:p>
      <text:p text:style-name="P3"><text:span text:style-name="Source_20_Text">data_loader = DataLoader(dataset, batch_size=batch_size, collate_fn=collate_fn)</text:span></text:p>
      <text:p text:style-name="P3"/>
      <text:p text:style-name="P3"><text:span text:style-name="Source_20_Text"># Modell laden (ggf. trainiertes Modell hier direkt erneut laden)</text:span></text:p>
      <text:p text:style-name="P3"><text:span text:style-name="Source_20_Text">model = SimpleTransformer(</text:span></text:p>
      <text:p text:style-name="P3"><text:span text:style-name="Source_20_Text"><text:s text:c="4"/>vocab_size=len(dataset.vocab),</text:span></text:p>
      <text:p text:style-name="P3"><text:span text:style-name="Source_20_Text"><text:s text:c="4"/>embedding_dim=embedding_dim,</text:span></text:p>
      <text:p text:style-name="P3"><text:span text:style-name="Source_20_Text"><text:s text:c="4"/>num_heads=num_heads,</text:span></text:p>
      <text:p text:style-name="P3"><text:span text:style-name="Source_20_Text"><text:s text:c="4"/>num_classes=num_classes</text:span></text:p>
      <text:p text:style-name="P3"><text:span text:style-name="Source_20_Text">)</text:span></text:p>
      <text:p text:style-name="P3"/>
      <text:p text:style-name="P3"><text:span text:style-name="Source_20_Text"># Für einfache Tests nutzen wir direkt trainiertes Modell (alternativ: Modell speichern und laden!)</text:span></text:p>
      <text:p text:style-name="P3"><text:span text:style-name="Source_20_Text">model.eval()</text:span></text:p>
      <text:p text:style-name="P3"/>
      <text:p text:style-name="P3"><text:span text:style-name="Source_20_Text"># Vorhersagen und Labels sammeln</text:span></text:p>
      <text:p text:style-name="P3"><text:span text:style-name="Source_20_Text">all_preds, all_labels = [], []</text:span></text:p>
      <text:p text:style-name="P3"><text:span text:style-name="Source_20_Text">with torch.no_grad():</text:span></text:p>
      <text:p text:style-name="P3"><text:span text:style-name="Source_20_Text"><text:s text:c="4"/>for sentences, labels in data_loader:</text:span></text:p>
      <text:p text:style-name="P3"><text:span text:style-name="Source_20_Text"><text:s text:c="8"/>outputs = model(sentences)</text:span></text:p>
      <text:p text:style-name="P3"><text:span text:style-name="Source_20_Text"><text:s text:c="8"/>preds = torch.argmax(outputs, dim=1)</text:span></text:p>
      <text:p text:style-name="P3"><text:span text:style-name="Source_20_Text"><text:s text:c="8"/>all_preds.extend(preds.tolist())</text:span></text:p>
      <text:p text:style-name="P3"><text:span text:style-name="Source_20_Text"><text:s text:c="8"/>all_labels.extend(labels.tolist())</text:span></text:p>
      <text:p text:style-name="P3"/>
      <text:p text:style-name="P3"><text:span text:style-name="Source_20_Text"># Classification Report</text:span></text:p>
      <text:p text:style-name="P3"><text:span text:style-name="Source_20_Text">print("Classification Report:")</text:span></text:p>
      <text:p text:style-name="P3"><text:span text:style-name="Source_20_Text">print(classification_report(all_labels, all_preds, target_names=['nicht logisch', 'logisch']))</text:span></text:p>
      <text:p text:style-name="P3"/>
      <text:p text:style-name="P3"><text:span text:style-name="Source_20_Text"># Confusion Matrix erstellen</text:span></text:p>
      <text:p text:style-name="P3"><text:span text:style-name="Source_20_Text">cm = confusion_matrix(all_labels, all_preds)</text:span></text:p>
      <text:p text:style-name="P3"/>
      <text:p text:style-name="P3"><text:span text:style-name="Source_20_Text"># Confusion Matrix visualisieren</text:span></text:p>
      <text:p text:style-name="P3"><text:span text:style-name="Source_20_Text">sns.set(font_scale=1.2)</text:span></text:p>
      <text:p text:style-name="P3"><text:span text:style-name="Source_20_Text">plt.figure(figsize=(6,4))</text:span></text:p>
      <text:p text:style-name="P3"><text:span text:style-name="Source_20_Text">sns.heatmap(cm, annot=True, fmt='g', cmap='Blues', xticklabels=['nicht logisch', 'logisch'], yticklabels=['nicht logisch', 'logisch'])</text:span></text:p>
      <text:p text:style-name="P3"><text:span text:style-name="Source_20_Text">plt.ylabel('Tatsächliche Klasse')</text:span></text:p>
      <text:p text:style-name="P3"><text:span text:style-name="Source_20_Text">plt.xlabel('Vorhergesagte Klasse')</text:span></text:p>
      <text:p text:style-name="P3"><text:span text:style-name="Source_20_Text">plt.title('Confusion Matrix')</text:span></text:p>
      <text:p text:style-name="P3"><text:span text:style-name="Source_20_Text">plt.tight_layout()</text:span></text:p>
      <text:p text:style-name="P4"><text:span text:style-name="Source_20_Text">plt.show()</text:span></text:p>
      <text:p text:style-name="Horizontal_20_Line"/>
      <text:h text:style-name="Heading_20_2" text:outline-level="2"><text:soft-page-break/>📌 <text:span text:style-name="Strong_20_Emphasis">5.2 Evaluation ausführen</text:span></text:h>
      <text:p text:style-name="Text_20_body">Führe die Evaluation aus:</text:p>
      <text:p text:style-name="P4"><text:span text:style-name="Source_20_Text">python evaluate.py</text:span></text:p>
      <text:p text:style-name="Horizontal_20_Line"/>
      <text:h text:style-name="Heading_20_2" text:outline-level="2">📌 <text:span text:style-name="Strong_20_Emphasis">5.3 Erwartete Ergebnisse:</text:span></text:h>
      <text:h text:style-name="Heading_20_3" text:outline-level="3">Beispielhafte Ausgabe:</text:h>
      <text:p text:style-name="P3"><text:span text:style-name="Source_20_Text">Classification Report:</text:span></text:p>
      <text:p text:style-name="P3"><text:span text:style-name="Source_20_Text"><text:s text:c="15"/>precision <text:s text:c="3"/>recall <text:s/>f1-score <text:s text:c="2"/>support</text:span></text:p>
      <text:p text:style-name="P3"/>
      <text:p text:style-name="P3"><text:span text:style-name="Source_20_Text">nicht logisch <text:s text:c="6"/>1.00 <text:s text:c="5"/>1.00 <text:s text:c="5"/>1.00 <text:s text:c="8"/>6</text:span></text:p>
      <text:p text:style-name="P3"><text:span text:style-name="Source_20_Text"><text:s text:c="5"/>logisch <text:s text:c="6"/>1.00 <text:s text:c="5"/>1.00 <text:s text:c="5"/>1.00 <text:s text:c="8"/>6</text:span></text:p>
      <text:p text:style-name="P3"/>
      <text:p text:style-name="P3"><text:span text:style-name="Source_20_Text"><text:s text:c="4"/>accuracy <text:s text:c="26"/>1.00 <text:s text:c="7"/>12</text:span></text:p>
      <text:p text:style-name="P3"><text:span text:style-name="Source_20_Text"><text:s text:c="3"/>macro avg <text:s text:c="6"/>1.00 <text:s text:c="5"/>1.00 <text:s text:c="5"/>1.00 <text:s text:c="7"/>12</text:span></text:p>
      <text:p text:style-name="P4"><text:span text:style-name="Source_20_Text">weighted avg <text:s text:c="6"/>1.00 <text:s text:c="5"/>1.00 <text:s text:c="5"/>1.00 <text:s text:c="7"/>12</text:span></text:p>
      <text:h text:style-name="Heading_20_3" text:outline-level="3">Confusion Matrix (Visualisierung):</text:h>
      <text:list xml:id="list1370160899" text:style-name="L33">
        <text:list-item>
          <text:p text:style-name="P65">Übersichtliche Darstellung der Ergebnisse. </text:p>
        </text:list-item>
        <text:list-item>
          <text:p text:style-name="P64">Klare Einsicht, welche Klassen ggf. verwechselt wurden. </text:p>
        </text:list-item>
      </text:list>
      <text:p text:style-name="Horizontal_20_Line"/>
      <text:h text:style-name="Heading_20_2" text:outline-level="2">📌 <text:span text:style-name="Strong_20_Emphasis">Checkliste (Schritt 5 abgeschlossen, wenn):</text:span></text:h>
      <text:list xml:id="list959781100" text:style-name="L34">
        <text:list-item>
          <text:p text:style-name="P67">Evaluation (<text:span text:style-name="Source_20_Text">evaluate.py</text:span>) läuft fehlerfrei </text:p>
        </text:list-item>
        <text:list-item>
          <text:p text:style-name="P67">Classification Report und Confusion Matrix erstellt </text:p>
        </text:list-item>
        <text:list-item>
          <text:p text:style-name="P66">Ergebnisse sind verständlich und nachvollziehbar </text:p>
        </text:list-item>
      </text:list>
      <text:p text:style-name="Horizontal_20_Line"/>
      <text:h text:style-name="Heading_20_2" text:outline-level="2">🏁 <text:span text:style-name="Strong_20_Emphasis">Finale Schritte (optional)</text:span></text:h>
      <text:list xml:id="list3828003115" text:style-name="L35">
        <text:list-item>
          <text:p text:style-name="P69"><text:span text:style-name="Strong_20_Emphasis">Deployment:</text:span> Modell via FastAPI oder Flask als REST-API veröffentlichen </text:p>
        </text:list-item>
        <text:list-item>
          <text:p text:style-name="P69"><text:span text:style-name="Strong_20_Emphasis">Containerisierung:</text:span> Docker verwenden zur produktiven Nutzung </text:p>
        </text:list-item>
        <text:list-item>
          <text:p text:style-name="P68"><text:span text:style-name="Strong_20_Emphasis">Verbesserungen:</text:span> Daten erweitern, Positionsencodings verbessern, Regularisierung etc. </text:p>
        </text:list-item>
      </text:list>
      <text:p text:style-name="Horizontal_20_Line"/>
      <text:h text:style-name="Heading_20_1" text:outline-level="1"><text:soft-page-break/>✅ <text:span text:style-name="Strong_20_Emphasis">Schritt 6 – Modell-Deployment via REST-API (FastAPI)</text:span></text:h>
      <text:p text:style-name="Text_20_body"><text:span text:style-name="T14">Bereitstellung des </text:span>trainierte<text:span text:style-name="T14">n</text:span> Transformer-Modell<text:span text:style-name="T14">s </text:span>über eine REST-API mit <text:span text:style-name="Strong_20_Emphasis">FastAPI</text:span>.</text:p>
      <text:p text:style-name="Horizontal_20_Line"/>
      <text:h text:style-name="Heading_20_2" text:outline-level="2">📌 <text:span text:style-name="Strong_20_Emphasis">6.1 Installation von FastAPI &amp; Uvicorn</text:span></text:h>
      <text:p text:style-name="P79">Installiere die benötigten Pakete in deiner Umgebung <text:span text:style-name="T5">(schon während der Installation geschehen)</text:span>:</text:p>
      <text:p text:style-name="P79"><text:span text:style-name="Source_20_Text">pip install fastapi uvicorn</text:span></text:p>
      <text:p text:style-name="Horizontal_20_Line"/>
      <text:h text:style-name="Heading_20_2" text:outline-level="2">📌 <text:span text:style-name="Strong_20_Emphasis">6.2 REST-API erstellen (</text:span><text:span text:style-name="Strong_20_Emphasis"><text:span text:style-name="Source_20_Text">api.py</text:span></text:span><text:span text:style-name="Strong_20_Emphasis">)</text:span></text:h>
      <text:p text:style-name="Text_20_body">Erstelle <text:span text:style-name="Source_20_Text">src/api.py</text:span>:</text:p>
      <text:p text:style-name="P3"><text:span text:style-name="Source_20_Text">from fastapi import FastAPI</text:span></text:p>
      <text:p text:style-name="P3"><text:span text:style-name="Source_20_Text">from pydantic import BaseModel</text:span></text:p>
      <text:p text:style-name="P3"><text:span text:style-name="Source_20_Text">import torch</text:span></text:p>
      <text:p text:style-name="P3"><text:span text:style-name="Source_20_Text">from src.dataset import SentenceDataset, collate_fn</text:span></text:p>
      <text:p text:style-name="P3"><text:span text:style-name="Source_20_Text">from src.model import SimpleTransformer</text:span></text:p>
      <text:p text:style-name="P3"/>
      <text:p text:style-name="P3"><text:span text:style-name="Source_20_Text">app = FastAPI(title="Transformer API für logische Sätze")</text:span></text:p>
      <text:p text:style-name="P3"/>
      <text:p text:style-name="P3"><text:span text:style-name="Source_20_Text"># Parameter (wie zuvor definiert)</text:span></text:p>
      <text:p text:style-name="P3"><text:span text:style-name="Source_20_Text">embedding_dim = 32</text:span></text:p>
      <text:p text:style-name="P3"><text:span text:style-name="Source_20_Text">num_heads = 2</text:span></text:p>
      <text:p text:style-name="P3"><text:span text:style-name="Source_20_Text">num_classes = 2</text:span></text:p>
      <text:p text:style-name="P3"/>
      <text:p text:style-name="P3"><text:span text:style-name="Source_20_Text"># Dataset (nur fürs Vokabular)</text:span></text:p>
      <text:p text:style-name="P3"><text:span text:style-name="Source_20_Text">dataset = SentenceDataset(csv_file='./data/sentences.csv')</text:span></text:p>
      <text:p text:style-name="P3"/>
      <text:p text:style-name="P3"><text:span text:style-name="Source_20_Text"># Modell laden (trainiertes Modell)</text:span></text:p>
      <text:p text:style-name="P3"><text:span text:style-name="Source_20_Text">model = SimpleTransformer(</text:span></text:p>
      <text:p text:style-name="P3"><text:span text:style-name="Source_20_Text"><text:s text:c="4"/>vocab_size=len(dataset.vocab),</text:span></text:p>
      <text:p text:style-name="P3"><text:span text:style-name="Source_20_Text"><text:s text:c="4"/>embedding_dim=embedding_dim,</text:span></text:p>
      <text:p text:style-name="P3"><text:span text:style-name="Source_20_Text"><text:s text:c="4"/>num_heads=num_heads,</text:span></text:p>
      <text:p text:style-name="P3"><text:span text:style-name="Source_20_Text"><text:s text:c="4"/>num_classes=num_classes</text:span></text:p>
      <text:p text:style-name="P3"><text:span text:style-name="Source_20_Text">)</text:span></text:p>
      <text:p text:style-name="P3"/>
      <text:p text:style-name="P3"><text:span text:style-name="Source_20_Text">model.eval()</text:span></text:p>
      <text:p text:style-name="P3"/>
      <text:p text:style-name="P3"><text:span text:style-name="Source_20_Text"># Pydantic-Datenmodell zur Validierung der Eingabe</text:span></text:p>
      <text:p text:style-name="P3"><text:span text:style-name="Source_20_Text">class SentenceInput(BaseModel):</text:span></text:p>
      <text:p text:style-name="P3"><text:span text:style-name="Source_20_Text"><text:s text:c="4"/>sentence: str</text:span></text:p>
      <text:p text:style-name="P3"/>
      <text:p text:style-name="P3"><text:span text:style-name="Source_20_Text">@app.post("/predict")</text:span></text:p>
      <text:p text:style-name="P3"><text:span text:style-name="Source_20_Text">async def predict(input: SentenceInput):</text:span></text:p>
      <text:p text:style-name="P3"><text:span text:style-name="Source_20_Text"><text:s text:c="4"/>tokens = dataset.tokenize(input.sentence)</text:span></text:p>
      <text:p text:style-name="P3"><text:span text:style-name="Source_20_Text"><text:s text:c="4"/>tensor_tokens = torch.tensor(tokens).unsqueeze(0) <text:s/># batch-size = 1</text:span></text:p>
      <text:p text:style-name="P3"><text:span text:style-name="Source_20_Text"><text:s text:c="4"/>logits = model(tensor_tokens)</text:span></text:p>
      <text:p text:style-name="P3"><text:soft-page-break/><text:span text:style-name="Source_20_Text"><text:s text:c="4"/>pred = torch.argmax(logits, dim=1).item()</text:span></text:p>
      <text:p text:style-name="P3"/>
      <text:p text:style-name="P3"><text:span text:style-name="Source_20_Text"><text:s text:c="4"/>result = "logisch" if pred == 1 else "nicht logisch"</text:span></text:p>
      <text:p text:style-name="P4"><text:span text:style-name="Source_20_Text"><text:s text:c="4"/>return {"sentence": input.sentence, "prediction": result}</text:span></text:p>
      <text:p text:style-name="Horizontal_20_Line"/>
      <text:h text:style-name="Heading_20_2" text:outline-level="2">📌 <text:span text:style-name="Strong_20_Emphasis">6.3 API lokal starten</text:span></text:h>
      <text:p text:style-name="Text_20_body">Starte den API-Server aus dem Ordner <text:span text:style-name="Source_20_Text">src/</text:span> mit folgendem Befehl:</text:p>
      <text:p text:style-name="P4"><text:span text:style-name="Source_20_Text">uvicorn api:app --reload</text:span></text:p>
      <text:list xml:id="list2835146804" text:style-name="L36">
        <text:list-item>
          <text:p text:style-name="P70">Die API läuft jetzt lokal unter:<text:line-break/>http://127.0.0.1:8000/docs</text:p>
        </text:list-item>
        <text:list-item>
          <text:p text:style-name="P70">Die automatische Dokumentation (Swagger UI) ermöglicht direkte Tests im Browser.</text:p>
        </text:list-item>
      </text:list>
      <text:p text:style-name="Horizontal_20_Line"/>
      <text:h text:style-name="Heading_20_2" text:outline-level="2">📌 <text:span text:style-name="Strong_20_Emphasis">6.4 API testen</text:span></text:h>
      <text:p text:style-name="Text_20_body">Teste direkt über die Swagger-Dokumentation (<text:span text:style-name="Source_20_Text">/docs</text:span>) oder via CURL/Postman:</text:p>
      <text:p text:style-name="P3"><text:span text:style-name="Source_20_Text">curl -X POST "http://127.0.0.1:8000/predict" \</text:span></text:p>
      <text:p text:style-name="P3"><text:span text:style-name="Source_20_Text"><text:s text:c="5"/>-H "Content-Type: application/json" \</text:span></text:p>
      <text:p text:style-name="P4"><text:span text:style-name="Source_20_Text"><text:s text:c="5"/>-d '{"sentence": "Elefanten essen Schnitzel"}'</text:span></text:p>
      <text:p text:style-name="Text_20_body">Erwartete Antwort:</text:p>
      <text:p text:style-name="P3"><text:span text:style-name="Source_20_Text">{</text:span></text:p>
      <text:p text:style-name="P3"><text:span text:style-name="Source_20_Text"><text:s text:c="2"/>"sentence": "Elefanten essen Schnitzel",</text:span></text:p>
      <text:p text:style-name="P3"><text:span text:style-name="Source_20_Text"><text:s text:c="2"/>"prediction": "nicht logisch"</text:span></text:p>
      <text:p text:style-name="P4"><text:span text:style-name="Source_20_Text">}</text:span></text:p>
      <text:p text:style-name="Horizontal_20_Line"/>
      <text:h text:style-name="Heading_20_2" text:outline-level="2">📌 <text:span text:style-name="Strong_20_Emphasis">Checkliste (Schritt 6 abgeschlossen, wenn):</text:span></text:h>
      <text:list xml:id="list3088884885" text:style-name="L37">
        <text:list-item>
          <text:p text:style-name="P72">FastAPI läuft lokal </text:p>
        </text:list-item>
        <text:list-item>
          <text:p text:style-name="P71">REST-Endpoint <text:span text:style-name="Source_20_Text">/predict</text:span> getestet &amp; funktioniert </text:p>
        </text:list-item>
      </text:list>
      <text:p text:style-name="Horizontal_20_Line"/>
      <text:p text:style-name="Text_20_body"><text:span text:style-name="T5">Nach S</text:span>chritt 6 läuft <text:span text:style-name="T5">das Modell</text:span>, wenn auch mit einer falschen antwort: curl -X POST "http://127.0.0.1:8000/predict" -H "Content-Type: application/json" -d '{"sentence": "Elefanten essen Schnitzel"}' {"sentence":"Elefanten essen Schnitzel","prediction":"logisch"} aber egal, zunächst der nächste schritt im plan.</text:p>
      <text:h text:style-name="Heading_20_1" text:outline-level="1"><text:soft-page-break/>✅ <text:span text:style-name="Strong_20_Emphasis">Schritt 7 – Docker Containerisierung</text:span></text:h>
      <text:p text:style-name="Text_20_body">Ziel ist es, <text:span text:style-name="T15">das </text:span>gesamte Projekt inklusive FastAPI-API als Docker-Container zur Verfügung zu stellen. <text:span text:style-name="T15">Das erleichtert das Deployment auf eine VM.</text:span></text:p>
      <text:p text:style-name="Horizontal_20_Line"/>
      <text:h text:style-name="Heading_20_2" text:outline-level="2">📌 <text:span text:style-name="Strong_20_Emphasis">7.1 Dockerfile erstellen</text:span></text:h>
      <text:p text:style-name="P82">Erstelle im Root-Ordner <text:span text:style-name="T5">des </text:span>Projekts (<text:span text:style-name="Source_20_Text">transformer-project/</text:span>) <text:span text:style-name="T5">eine Datei ./</text:span><text:span text:style-name="T10">D</text:span>ockerfile</text:p>
      <text:p text:style-name="P6"><text:span text:style-name="Source_20_Text">FROM python:3.10-slim</text:span></text:p>
      <text:p text:style-name="P6"><text:span text:style-name="Source_20_Text"/></text:p>
      <text:p text:style-name="P6"><text:span text:style-name="Source_20_Text">WORKDIR /app</text:span></text:p>
      <text:p text:style-name="P6"><text:span text:style-name="Source_20_Text"/></text:p>
      <text:p text:style-name="P6"><text:span text:style-name="Source_20_Text"># Systemabhängigkeiten installieren</text:span></text:p>
      <text:p text:style-name="P6"><text:span text:style-name="Source_20_Text">RUN apt-get update &amp;&amp; apt-get install -y build-essential &amp;&amp; rm -rf /var/lib/apt/lists/*</text:span></text:p>
      <text:p text:style-name="P6"><text:span text:style-name="Source_20_Text"/></text:p>
      <text:p text:style-name="P6"><text:span text:style-name="Source_20_Text"># Python aktualisieren und Abhängigkeiten installieren</text:span></text:p>
      <text:p text:style-name="P6"><text:span text:style-name="Source_20_Text"><text:span text:style-name="T9">RUN pip install --upgrade pip</text:span></text:span></text:p>
      <text:p text:style-name="P6"><text:span text:style-name="Source_20_Text"><text:span text:style-name="T9">RUN pip install torch torchvision torchaudio --index-url https://download.pytorch.org/whl/cpu</text:span></text:span></text:p>
      <text:p text:style-name="P6"><text:span text:style-name="Source_20_Text"><text:span text:style-name="T9">RUN pip install fastapi uvicorn numpy pandas scikit-learn</text:span></text:span></text:p>
      <text:p text:style-name="P6"><text:span text:style-name="Source_20_Text"><text:span text:style-name="T9"/></text:span></text:p>
      <text:p text:style-name="P8"><text:span text:style-name="Source_20_Text"><text:span text:style-name="T7"># </text:span></text:span><text:span text:style-name="Source_20_Text"><text:span text:style-name="T8">Automatische Daten</text:span></text:span></text:p>
      <text:p text:style-name="P7">pip install pandas openai</text:p>
      <text:p text:style-name="P6"><text:span text:style-name="Source_20_Text"><text:span text:style-name="T7"/></text:span></text:p>
      <text:p text:style-name="P6"><text:span text:style-name="Source_20_Text"># Projektdateien kopieren</text:span></text:p>
      <text:p text:style-name="P6"><text:span text:style-name="Source_20_Text">COPY ./src ./src</text:span></text:p>
      <text:p text:style-name="P6"><text:span text:style-name="Source_20_Text">COPY ./data ./data</text:span></text:p>
      <text:p text:style-name="P6"><text:span text:style-name="Source_20_Text"/></text:p>
      <text:p text:style-name="P6"><text:span text:style-name="Source_20_Text"># Port freigeben</text:span></text:p>
      <text:p text:style-name="P6"><text:span text:style-name="Source_20_Text">EXPOSE 8000</text:span></text:p>
      <text:p text:style-name="P6"><text:span text:style-name="Source_20_Text"/></text:p>
      <text:p text:style-name="P6"><text:span text:style-name="Source_20_Text"># API starten</text:span></text:p>
      <text:p text:style-name="P6"><text:bookmark-start text:name="__DdeLink__14924_1480149382"/><text:span text:style-name="Source_20_Text">CMD ["uvicorn", "src.api:app", "--host", "0.0.0.0", "--port", "8000"]</text:span><text:bookmark-end text:name="__DdeLink__14924_1480149382"/></text:p>
      <text:p text:style-name="Horizontal_20_Line"/>
      <text:h text:style-name="Heading_20_2" text:outline-level="2">📌 <text:span text:style-name="Strong_20_Emphasis">7.2 Docker-Image bauen</text:span></text:h>
      <text:p text:style-name="Text_20_body">Im Projektordner <text:span text:style-name="Source_20_Text">transformer-project/</text:span> <text:span text:style-name="T5">in Shell </text:span>aus<text:span text:style-name="T5">führen</text:span>:</text:p>
      <text:p text:style-name="P4"><text:span text:style-name="Source_20_Text">docker build -t transformer-api .</text:span></text:p>
      <text:p text:style-name="Horizontal_20_Line"/>
      <text:h text:style-name="Heading_20_2" text:outline-level="2">📌 <text:span text:style-name="Strong_20_Emphasis">7.3 Docker-Container starten</text:span></text:h>
      <text:p text:style-name="Text_20_body">Starte den Container lokal:</text:p>
      <text:p text:style-name="P4"><text:span text:style-name="Source_20_Text">docker run -p 8000:8000 transformer-api</text:span></text:p>
      <text:p text:style-name="Text_20_body"><text:span text:style-name="T16">Testen mit im Browser:</text:span></text:p>
      <text:list xml:id="list3230069530" text:style-name="L38">
        <text:list-item>
          <text:p text:style-name="P73"><text:soft-page-break/>http://localhost:8000/docs </text:p>
        </text:list-item>
      </text:list>
      <text:p text:style-name="Text_20_body"><text:span text:style-name="T16">o</text:span>der mit <text:span text:style-name="Source_20_Text">curl</text:span>:</text:p>
      <text:p text:style-name="P3"><text:span text:style-name="Source_20_Text">curl -X POST "http://localhost:8000/predict" \</text:span></text:p>
      <text:p text:style-name="P3"><text:span text:style-name="Source_20_Text"><text:s text:c="5"/>-H "Content-Type: application/json" \</text:span></text:p>
      <text:p text:style-name="P4"><text:span text:style-name="Source_20_Text"><text:s text:c="5"/>-d '{"sentence": "Elefanten essen Schnitzel"}'</text:span></text:p>
      <text:p text:style-name="Horizontal_20_Line"/>
      <text:h text:style-name="Heading_20_2" text:outline-level="2">📌 <text:span text:style-name="Strong_20_Emphasis">Checkliste (Schritt 7 abgeschlossen, wenn):</text:span></text:h>
      <text:list xml:id="list3589079246" text:style-name="L39">
        <text:list-item>
          <text:p text:style-name="P75">Dockerfile erstellt </text:p>
        </text:list-item>
        <text:list-item>
          <text:p text:style-name="P75">Docker-Image gebaut </text:p>
        </text:list-item>
        <text:list-item>
          <text:p text:style-name="P75">Container erfolgreich gestartet </text:p>
        </text:list-item>
        <text:list-item>
          <text:p text:style-name="P74">REST-API läuft fehlerfrei im Container <text:bookmark-start text:name="__DdeLink__14955_1480149382"/><text:bookmark-end text:name="__DdeLink__14955_148014938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54:30.579253803</meta:creation-date>
    <dc:date>2025-03-09T16:31:25.110108246</dc:date>
    <meta:editing-duration>PT1H8M56S</meta:editing-duration>
    <meta:editing-cycles>15</meta:editing-cycles>
    <meta:generator>LibreOffice/7.3.7.2$Linux_X86_64 LibreOffice_project/30$Build-2</meta:generator>
    <meta:document-statistic meta:table-count="2" meta:image-count="0" meta:object-count="0" meta:page-count="20" meta:paragraph-count="578" meta:word-count="2669" meta:character-count="22809" meta:non-whitespace-character-count="19905"/>
  </office:meta>
</office:document-meta>
</file>